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e2bd" officeooo:paragraph-rsid="0002e2bd"/>
    </style:style>
    <style:style style:name="P2" style:family="paragraph" style:parent-style-name="Standard">
      <style:text-properties fo:font-weight="bold" officeooo:rsid="0004a6d8" officeooo:paragraph-rsid="0004a6d8" style:font-weight-asian="bold" style:font-weight-complex="bold"/>
    </style:style>
    <style:style style:name="P3" style:family="paragraph" style:parent-style-name="Standard">
      <style:text-properties fo:font-weight="bold" officeooo:rsid="000b1b6e" officeooo:paragraph-rsid="000b1b6e" style:font-weight-asian="bold" style:font-weight-complex="bold"/>
    </style:style>
    <style:style style:name="P4" style:family="paragraph" style:parent-style-name="Standard">
      <style:text-properties fo:font-weight="bold" officeooo:rsid="000e702b" officeooo:paragraph-rsid="000e702b" style:font-weight-asian="bold" style:font-weight-complex="bold"/>
    </style:style>
    <style:style style:name="P5" style:family="paragraph" style:parent-style-name="Standard">
      <style:text-properties fo:font-weight="bold" officeooo:rsid="000f3434" officeooo:paragraph-rsid="000f3434" style:font-weight-asian="bold" style:font-weight-complex="bold"/>
    </style:style>
    <style:style style:name="P6" style:family="paragraph" style:parent-style-name="Standard">
      <style:text-properties officeooo:rsid="0004f6f6" officeooo:paragraph-rsid="0004f6f6"/>
    </style:style>
    <style:style style:name="P7" style:family="paragraph" style:parent-style-name="Standard">
      <style:text-properties officeooo:rsid="0006c262" officeooo:paragraph-rsid="0006c262"/>
    </style:style>
    <style:style style:name="P8" style:family="paragraph" style:parent-style-name="Standard">
      <style:text-properties officeooo:rsid="00090565" officeooo:paragraph-rsid="00090565"/>
    </style:style>
    <style:style style:name="P9" style:family="paragraph" style:parent-style-name="Standard">
      <style:text-properties officeooo:rsid="00095d59" officeooo:paragraph-rsid="00095d59"/>
    </style:style>
    <style:style style:name="P10" style:family="paragraph" style:parent-style-name="Standard">
      <style:text-properties fo:font-weight="normal" officeooo:rsid="000d3bee" officeooo:paragraph-rsid="000d3bee" style:font-weight-asian="normal" style:font-weight-complex="normal"/>
    </style:style>
    <style:style style:name="P11" style:family="paragraph" style:parent-style-name="Standard">
      <style:text-properties fo:font-weight="normal" officeooo:rsid="000f3434" officeooo:paragraph-rsid="000f3434" style:font-weight-asian="normal" style:font-weight-complex="normal"/>
    </style:style>
    <style:style style:name="P12" style:family="paragraph" style:parent-style-name="Standard">
      <style:text-properties fo:font-weight="normal" officeooo:rsid="00150718" officeooo:paragraph-rsid="00126e8f" style:font-weight-asian="normal" style:font-weight-complex="normal"/>
    </style:style>
    <style:style style:name="P13" style:family="paragraph" style:parent-style-name="Standard">
      <style:text-properties fo:font-weight="normal" officeooo:rsid="00136e54" officeooo:paragraph-rsid="00136e54" style:font-weight-asian="normal" style:font-weight-complex="normal"/>
    </style:style>
    <style:style style:name="P14" style:family="paragraph" style:parent-style-name="Standard">
      <style:text-properties officeooo:rsid="00150718" officeooo:paragraph-rsid="00126e8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tus Dated 30/01/2016</text:p>
      <text:p text:style-name="P1">1 <text:s/>man sudo_root</text:p>
      <text:p text:style-name="P1"><text:s text:c="4"/>2 <text:s/>exit</text:p>
      <text:p text:style-name="P1"><text:s text:c="4"/>3 <text:s/>which ruby</text:p>
      <text:p text:style-name="P1"><text:s text:c="4"/>4 <text:s/>ruby -v</text:p>
      <text:p text:style-name="P1"><text:s text:c="4"/>5 <text:s/>sudo apt-get install ruby-full</text:p>
      <text:p text:style-name="P1"><text:s text:c="4"/>6 <text:s/>sudo add-apt-repository ppa:noteadqq-team/notepadqq</text:p>
      <text:p text:style-name="P1"><text:s text:c="4"/>7 <text:s/>sudo apt-get install notepadqq</text:p>
      <text:p text:style-name="P1"><text:s text:c="4"/>8 <text:s/>sudo apt-get update</text:p>
      <text:p text:style-name="P1"><text:s text:c="4"/>9 <text:s/>sudo add-apt-repository ppa:noteadqq-team/notepadqq</text:p>
      <text:p text:style-name="P1"><text:s text:c="3"/>10 <text:s/>sudo apt-get install notepadqq</text:p>
      <text:p text:style-name="P1"><text:s text:c="3"/>11 <text:s/>sudo add-apt-repository ppa:notepadqq-team/notepadqq</text:p>
      <text:p text:style-name="P1"><text:s text:c="3"/>12 <text:s/>pwd</text:p>
      <text:p text:style-name="P1"><text:s text:c="3"/>13 <text:s/>administrator</text:p>
      <text:p text:style-name="P1"><text:s text:c="3"/>14 <text:s/>ls</text:p>
      <text:p text:style-name="P1"><text:s text:c="3"/>15 <text:s/>ls desktop</text:p>
      <text:p text:style-name="P1"><text:s text:c="3"/>16 <text:s/>ls Desktop</text:p>
      <text:p text:style-name="P1"><text:s text:c="3"/>17 <text:s/>ls Documents</text:p>
      <text:p text:style-name="P1"><text:s text:c="3"/>18 <text:s/>ls Downloads</text:p>
      <text:p text:style-name="P1"><text:s text:c="3"/>19 <text:s/>clrscr</text:p>
      <text:p text:style-name="P1"><text:s text:c="3"/>20 <text:s/>cd..</text:p>
      <text:p text:style-name="P1"><text:s text:c="3"/>21 <text:s/>cd</text:p>
      <text:p text:style-name="P1"><text:s text:c="3"/>22 <text:s/>mkdir lk</text:p>
      <text:p text:style-name="P1"><text:s text:c="3"/>23 <text:s/>ls</text:p>
      <text:p text:style-name="P1"><text:s text:c="3"/>24 <text:s/>cd lk</text:p>
      <text:p text:style-name="P1"><text:s text:c="3"/>25 <text:s/>mkdir lop</text:p>
      <text:p text:style-name="P1"><text:s text:c="3"/>26 <text:s/>ls lk</text:p>
      <text:p text:style-name="P1"><text:s text:c="3"/>27 <text:s/>cd..</text:p>
      <text:p text:style-name="P1"><text:s text:c="3"/>28 <text:s/>cd</text:p>
      <text:p text:style-name="P1"><text:s text:c="3"/>29 <text:s/>pwd</text:p>
      <text:p text:style-name="P1"><text:s text:c="3"/>30 <text:s/>ls lk</text:p>
      <text:p text:style-name="P1"><text:s text:c="3"/>31 <text:s/>cd lk</text:p>
      <text:p text:style-name="P1"><text:s text:c="3"/>32 <text:s/>cd lop</text:p>
      <text:p text:style-name="P1"><text:s text:c="3"/>33 <text:s/>mkdir mkl</text:p>
      <text:p text:style-name="P1"><text:s text:c="3"/>34 <text:s/>cd</text:p>
      <text:p text:style-name="P1"><text:s text:c="3"/>35 <text:s/>cd\&gt;</text:p>
      <text:p text:style-name="P1"><text:s text:c="3"/>36 <text:s/>ls ll</text:p>
      <text:p text:style-name="P1"><text:s text:c="3"/>37 <text:s/>ls lm</text:p>
      <text:p text:style-name="P1"><text:s text:c="3"/>38 <text:s/>ls lk</text:p>
      <text:p text:style-name="P1"><text:s text:c="3"/>39 <text:s/>rmdir lk</text:p>
      <text:p text:style-name="P1"><text:s text:c="3"/>40 <text:s/>rmdir/?</text:p>
      <text:p text:style-name="P1"><text:s text:c="3"/>41 <text:s/>rmdir\?</text:p>
      <text:p text:style-name="P1"><text:s text:c="3"/>42 <text:s/>cd lk</text:p>
      <text:p text:style-name="P1"><text:s text:c="3"/>43 <text:s/>cd</text:p>
      <text:p text:style-name="P1"><text:s text:c="3"/>44 <text:s/>cd lk/lop</text:p>
      <text:p text:style-name="P1"><text:s text:c="3"/>45 <text:s/>ls lop</text:p>
      <text:p text:style-name="P1"><text:s text:c="4"/>46 <text:s/>cd</text:p>
      <text:p text:style-name="P1"><text:s text:c="3"/>47 <text:s/>cd ls</text:p>
      <text:p text:style-name="P1"><text:s text:c="3"/>48 <text:s/>cd lk</text:p>
      <text:p text:style-name="P1"><text:s text:c="3"/>49 <text:s/>rmdir lop</text:p>
      <text:p text:style-name="P1"><text:s text:c="3"/>50 <text:s/>cd lop</text:p>
      <text:p text:style-name="P1"><text:s text:c="3"/>51 <text:s/>rmdir mlk</text:p>
      <text:p text:style-name="P1"><text:soft-page-break/><text:s text:c="3"/>52 <text:s/>rmdir mkl</text:p>
      <text:p text:style-name="P1"><text:s text:c="3"/>53 <text:s/>rmdir lop</text:p>
      <text:p text:style-name="P1"><text:s text:c="3"/>54 <text:s/>..</text:p>
      <text:p text:style-name="P1"><text:s text:c="3"/>55 <text:s/>cd&gt;</text:p>
      <text:p text:style-name="P1"><text:s text:c="3"/>56 <text:s/>cd\</text:p>
      <text:p text:style-name="P1"><text:s text:c="3"/>57 <text:s/>cd lk</text:p>
      <text:p text:style-name="P1"><text:s text:c="3"/>58 <text:s/>rmdir lop</text:p>
      <text:p text:style-name="P1"><text:s text:c="3"/>59 <text:s/>cd</text:p>
      <text:p text:style-name="P1"><text:s text:c="3"/>60 <text:s/>rmdir lk</text:p>
      <text:p text:style-name="P1"><text:s text:c="3"/>61 <text:s/>clrscreen</text:p>
      <text:p text:style-name="P1"><text:s text:c="3"/>62 <text:s/>cd~</text:p>
      <text:p text:style-name="P1"><text:s text:c="3"/>63 <text:s/>cd ~</text:p>
      <text:p text:style-name="P1"><text:s text:c="3"/>64 <text:s/>cd /</text:p>
      <text:p text:style-name="P1"><text:s text:c="3"/>65 <text:s/>cd ~</text:p>
      <text:p text:style-name="P1"><text:s text:c="3"/>66 <text:s/>mkdir dir1</text:p>
      <text:p text:style-name="P1"><text:s text:c="3"/>67 <text:s/>cd dir1</text:p>
      <text:p text:style-name="P1"><text:s text:c="3"/>68 <text:s/>mkdir dir2</text:p>
      <text:p text:style-name="P1"><text:s text:c="3"/>69 <text:s/>cd dir2</text:p>
      <text:p text:style-name="P1"><text:s text:c="3"/>70 <text:s/>mkdir dir3</text:p>
      <text:p text:style-name="P1"><text:s text:c="3"/>71 <text:s/>cd dir3</text:p>
      <text:p text:style-name="P1"><text:s text:c="3"/>72 <text:s/>cd ~</text:p>
      <text:p text:style-name="P1"><text:s text:c="3"/>73 <text:s/>cd dir1/dir2/dir3</text:p>
      <text:p text:style-name="P1"><text:s text:c="3"/>74 <text:s/>cd -</text:p>
      <text:p text:style-name="P1"><text:s text:c="3"/>75 <text:s/>cd dir1/dir2/dir3</text:p>
      <text:p text:style-name="P1"><text:s text:c="3"/>76 <text:s/>cd..</text:p>
      <text:p text:style-name="P1"><text:s text:c="3"/>77 <text:s/>cd,,</text:p>
      <text:p text:style-name="P1"><text:s text:c="3"/>78 <text:s/>cd ..</text:p>
      <text:p text:style-name="P1"><text:s text:c="3"/>79 <text:s/>cd..</text:p>
      <text:p text:style-name="P1"><text:s text:c="3"/>80 <text:s/>cd ..</text:p>
      <text:p text:style-name="P1"><text:s text:c="3"/>81 <text:s/>cd /</text:p>
      <text:p text:style-name="P1"><text:s text:c="3"/>82 <text:s/>cd ~</text:p>
      <text:p text:style-name="P1"><text:s text:c="3"/>83 <text:s/>cd dir1/dir2/dir3</text:p>
      <text:p text:style-name="P1"><text:s text:c="3"/>84 <text:s/>cd /</text:p>
      <text:p text:style-name="P1"><text:s text:c="3"/>85 <text:s/>cd~</text:p>
      <text:p text:style-name="P1"><text:s text:c="3"/>86 <text:s/>cd ~</text:p>
      <text:p text:style-name="P1"><text:s text:c="3"/>87 <text:s/>cd dir1/dir2/dir3/</text:p>
      <text:p text:style-name="P1"><text:s text:c="3"/>88 <text:s/>cd ~</text:p>
      <text:p text:style-name="P1"><text:s text:c="3"/>89 <text:s/>ls -a</text:p>
      <text:p text:style-name="P1"><text:s text:c="3"/>90 <text:s/>cd .profile</text:p>
      <text:p text:style-name="P1"><text:s text:c="3"/>91 <text:s/>ls -l</text:p>
      <text:p text:style-name="P1"><text:s text:c="3"/>92 <text:s/>ls -l -a</text:p>
      <text:p text:style-name="P1"><text:s text:c="3"/>93 <text:s/>ls -lh</text:p>
      <text:p text:style-name="P1"><text:s text:c="3"/>94 <text:s/>ls -lhs</text:p>
      <text:p text:style-name="P1"><text:s text:c="3"/>95 <text:s/>ls -lhS</text:p>
      <text:p text:style-name="P1"><text:s text:c="3"/>96 <text:s/>ls -d */</text:p>
      <text:p text:style-name="P1"><text:s text:c="3"/>97 <text:s/>cd dir1</text:p>
      <text:p text:style-name="P1"><text:s text:c="3"/>98 <text:s/>ls -d */</text:p>
      <text:p text:style-name="P1"><text:s text:c="3"/>99 <text:s/>mkdir dir1.1</text:p>
      <text:p text:style-name="P1"><text:s text:c="2"/>100 <text:s/>ls -d */</text:p>
      <text:p text:style-name="P1"><text:s text:c="2"/>101 <text:s/>ls -g</text:p>
      <text:p text:style-name="P1"><text:s text:c="2"/>102 <text:s/>ls -LG</text:p>
      <text:p text:style-name="P1"><text:s text:c="2"/>103 <text:s/>ls -lG</text:p>
      <text:p text:style-name="P1"><text:soft-page-break/><text:s text:c="2"/>104 <text:s/>ls -n</text:p>
      <text:p text:style-name="P1"><text:s text:c="2"/>105 <text:s/>ls --color=[1]</text:p>
      <text:p text:style-name="P1"><text:s text:c="2"/>106 <text:s/>ls --color=[yes]</text:p>
      <text:p text:style-name="P1"><text:s text:c="2"/>107 <text:s/>ls --color=['yes']</text:p>
      <text:p text:style-name="P1"><text:s text:c="2"/>108 <text:s/>ls --help</text:p>
      <text:p text:style-name="P1"><text:s text:c="2"/>109 <text:s/>ls --color=[a]</text:p>
      <text:p text:style-name="P1"><text:s text:c="2"/>110 <text:s/>ls -p</text:p>
      <text:p text:style-name="P1"><text:s text:c="2"/>111 <text:s/>ls -r</text:p>
      <text:p text:style-name="P1"><text:s text:c="2"/>112 <text:s/>ls -R</text:p>
      <text:p text:style-name="P1"><text:s text:c="2"/>113 <text:s/>ls ~</text:p>
      <text:p text:style-name="P1"><text:s text:c="2"/>114 <text:s/>ls ../</text:p>
      <text:p text:style-name="P1"><text:s text:c="2"/>115 <text:s/>ls --version</text:p>
      <text:p text:style-name="P1"><text:s text:c="2"/>116 <text:s/>cd ..</text:p>
      <text:p text:style-name="P1"><text:s text:c="2"/>117 <text:s/>--version</text:p>
      <text:p text:style-name="P1"><text:s text:c="2"/>118 <text:s/>cd dir1/</text:p>
      <text:p text:style-name="P1"><text:s text:c="2"/>119 <text:s/>cd dir</text:p>
      <text:p text:style-name="P1"><text:s text:c="2"/>120 <text:s/>cd dir1.1/</text:p>
      <text:p text:style-name="P1"><text:s text:c="2"/>121 <text:s/>ls</text:p>
      <text:p text:style-name="P1"><text:s text:c="2"/>122 <text:s/>mkdir dir1.1.1 dir1.1.2 dir 1.1.3</text:p>
      <text:p text:style-name="P1"><text:s text:c="2"/>123 <text:s/>ls</text:p>
      <text:p text:style-name="P1"><text:s text:c="2"/>124 <text:s/>ls -h</text:p>
      <text:p text:style-name="P1"><text:s text:c="2"/>125 <text:s/>ls -l</text:p>
      <text:p text:style-name="P1"><text:s text:c="2"/>126 <text:s/>ls -lH</text:p>
      <text:p text:style-name="P1"><text:s text:c="2"/>127 <text:s/>ls -r</text:p>
      <text:p text:style-name="P1"><text:s text:c="2"/>128 <text:s/>ls -LS</text:p>
      <text:p text:style-name="P1"><text:s text:c="2"/>129 <text:s/>ls -lS</text:p>
      <text:p text:style-name="P1"><text:s text:c="2"/>130 <text:s/>cd ..</text:p>
      <text:p text:style-name="P1"><text:s text:c="2"/>131 <text:s/>cd dir2/dir3/</text:p>
      <text:p text:style-name="P1"><text:s text:c="2"/>132 <text:s/>mkdir -p</text:p>
      <text:p text:style-name="P1"><text:s text:c="2"/>133 <text:s/>mkdir -p dir3.1</text:p>
      <text:p text:style-name="P1"><text:s text:c="2"/>134 <text:s/>ls</text:p>
      <text:p text:style-name="P1"><text:s text:c="2"/>135 <text:s/>mkdir -p dir3.2 dir3.3 dir3.4</text:p>
      <text:p text:style-name="P1"><text:s text:c="2"/>136 <text:s/>ls</text:p>
      <text:p text:style-name="P1"><text:s text:c="2"/>137 <text:s/>cd dir3.1</text:p>
      <text:p text:style-name="P1"><text:s text:c="2"/>138 <text:s/>mkdir -v dir3.1.1</text:p>
      <text:p text:style-name="P1"><text:s text:c="2"/>139 <text:s/>ls</text:p>
      <text:p text:style-name="P1"><text:s text:c="2"/>140 <text:s/>mkdir -m</text:p>
      <text:p text:style-name="P1"><text:s text:c="2"/>141 <text:s/>mkdir -m --help</text:p>
      <text:p text:style-name="P1"><text:s text:c="2"/>142 <text:s/>mkdir --help</text:p>
      <text:p text:style-name="P1"><text:s text:c="2"/>143 <text:s/>mkdir --version</text:p>
      <text:p text:style-name="P1"><text:s text:c="2"/>144 <text:s/>mkdir -m <text:s/>rx dir3.2</text:p>
      <text:p text:style-name="P1"><text:s text:c="2"/>145 <text:s/>mkdir -m <text:s/>rmx dir3.2</text:p>
      <text:p text:style-name="P1"><text:s text:c="2"/>146 <text:s/>mkdir -m <text:s/>wx dir3.2</text:p>
      <text:p text:style-name="P1"><text:s text:c="2"/>147 <text:s/>mkdir -m <text:s/>rwx dir3.2</text:p>
      <text:p text:style-name="P1"><text:s text:c="2"/>148 <text:s/>mkdir -m dir3.2 wr</text:p>
      <text:p text:style-name="P1"><text:s text:c="2"/>149 <text:s/>rw</text:p>
      <text:p text:style-name="P1"><text:s text:c="2"/>150 <text:s/>mkdir -m dir3.2 rw</text:p>
      <text:p text:style-name="P1"><text:s text:c="2"/>151 <text:s/>mkdir -m dir3.2 rwx</text:p>
      <text:p text:style-name="P1"><text:s text:c="2"/>152 <text:s/>ls -R</text:p>
      <text:p text:style-name="P1"><text:s text:c="2"/>153 <text:s/>cd ..</text:p>
      <text:p text:style-name="P1"><text:s text:c="2"/>154 <text:s/>ls _r</text:p>
      <text:p text:style-name="P1"><text:s text:c="2"/>155 <text:s/>ls -R</text:p>
      <text:p text:style-name="P1"><text:soft-page-break/><text:s text:c="2"/>156 <text:s/>rmdir -r dir3</text:p>
      <text:p text:style-name="P1"><text:s text:c="2"/>157 <text:s/>rmdir -p dir3</text:p>
      <text:p text:style-name="P1"><text:s text:c="2"/>158 <text:s/>rmdir -p dir3.1</text:p>
      <text:p text:style-name="P1"><text:s text:c="2"/>159 <text:s/>rmdir -p dir3.1/dir3.1.1</text:p>
      <text:p text:style-name="P1"><text:s text:c="2"/>160 <text:s/>ls -R</text:p>
      <text:p text:style-name="P1"><text:s text:c="2"/>161 <text:s/>cd..</text:p>
      <text:p text:style-name="P1"><text:s text:c="2"/>162 <text:s/>cd ..</text:p>
      <text:p text:style-name="P1"><text:s text:c="2"/>163 <text:s/>rmdir -p dir3/</text:p>
      <text:p text:style-name="P1"><text:s text:c="2"/>164 <text:s/>ls</text:p>
      <text:p text:style-name="P1"><text:s text:c="2"/>165 <text:s/>rmdir -p dir3/dir3.2/</text:p>
      <text:p text:style-name="P1"><text:s text:c="2"/>166 <text:s/>ls</text:p>
      <text:p text:style-name="P1"><text:s text:c="2"/>167 <text:s/>cd..</text:p>
      <text:p text:style-name="P1"><text:s text:c="2"/>168 <text:s/>cd ..</text:p>
      <text:p text:style-name="P1"><text:s text:c="2"/>169 <text:s/>ls</text:p>
      <text:p text:style-name="P1"><text:s text:c="2"/>170 <text:s/>cd dir1/dir2/</text:p>
      <text:p text:style-name="P1"><text:s text:c="2"/>171 <text:s/>filw</text:p>
      <text:p text:style-name="P1"><text:s text:c="2"/>172 <text:s/>file</text:p>
      <text:p text:style-name="P1"><text:s text:c="2"/>173 <text:s/>ls</text:p>
      <text:p text:style-name="P1"><text:s text:c="2"/>174 <text:s/>file dir3/</text:p>
      <text:p text:style-name="P1"><text:s text:c="2"/>175 <text:s/>file -s dir3/</text:p>
      <text:p text:style-name="P1"><text:s text:c="2"/>176 <text:s/>file * dir3/</text:p>
      <text:p text:style-name="P1"><text:s text:c="2"/>177 <text:s/>touch file1</text:p>
      <text:p text:style-name="P1"><text:s text:c="2"/>178 <text:s/>ls</text:p>
      <text:p text:style-name="P1"><text:s text:c="2"/>179 <text:s/>file -s file1</text:p>
      <text:p text:style-name="P1"><text:s text:c="2"/>180 <text:s/>touch file2 file3 file 4</text:p>
      <text:p text:style-name="P1"><text:s text:c="2"/>181 <text:s/>ls</text:p>
      <text:p text:style-name="P1"><text:s text:c="2"/>182 <text:s/>touch --version</text:p>
      <text:p text:style-name="P1"><text:s text:c="2"/>183 <text:s/>touch --help</text:p>
      <text:p text:style-name="P1"><text:s text:c="2"/>184 <text:s/>clear</text:p>
      <text:p text:style-name="P1"><text:s text:c="2"/>185 <text:s/>ls</text:p>
      <text:p text:style-name="P1"><text:s text:c="2"/>186 <text:s/>touch -c file4</text:p>
      <text:p text:style-name="P1"><text:s text:c="2"/>187 <text:s/>ls</text:p>
      <text:p text:style-name="P1"><text:s text:c="2"/>188 <text:s/>touch -c file4 ggkboiboe</text:p>
      <text:p text:style-name="P1"><text:s text:c="2"/>189 <text:s/>ls</text:p>
      <text:p text:style-name="P1"><text:s text:c="2"/>190 <text:s/>rm 4</text:p>
      <text:p text:style-name="P1"><text:s text:c="2"/>191 <text:s/>ls</text:p>
      <text:p text:style-name="P1"><text:s text:c="2"/>192 <text:s/>rm file</text:p>
      <text:p text:style-name="P1"><text:s text:c="2"/>193 <text:s/>ls</text:p>
      <text:p text:style-name="P1"><text:s text:c="2"/>194 <text:s/>rm dir3</text:p>
      <text:p text:style-name="P1"><text:s text:c="2"/>195 <text:s/>rmdir file3</text:p>
      <text:p text:style-name="P1"><text:s text:c="2"/>196 <text:s/>rm file3/file2</text:p>
      <text:p text:style-name="P1"><text:s text:c="2"/>197 <text:s/>rm file3</text:p>
      <text:p text:style-name="P1"><text:s text:c="2"/>198 <text:s/>ls</text:p>
      <text:p text:style-name="P1"><text:s text:c="2"/>199 <text:s/>clear</text:p>
      <text:p text:style-name="P1"><text:s text:c="2"/>200 <text:s/>ls</text:p>
      <text:p text:style-name="P1"><text:s text:c="2"/>201 <text:s/>cp file1 filw2</text:p>
      <text:p text:style-name="P1"><text:s text:c="2"/>202 <text:s/>cp file1 file2</text:p>
      <text:p text:style-name="P1"><text:s text:c="2"/>203 <text:s/>ls</text:p>
      <text:p text:style-name="P1"><text:s text:c="2"/>204 <text:s/>cp file1 fil2</text:p>
      <text:p text:style-name="P1"><text:s text:c="2"/>205 <text:s/>ls</text:p>
      <text:p text:style-name="P1"><text:s text:c="2"/>206 <text:s/>cp file1 /dir1</text:p>
      <text:p text:style-name="P1"><text:s text:c="2"/>207 <text:s/>cp file1 /Desktop</text:p>
      <text:p text:style-name="P1"><text:soft-page-break/><text:s text:c="2"/>208 <text:s/>ls</text:p>
      <text:p text:style-name="P1"><text:s text:c="2"/>209 <text:s/>pwd</text:p>
      <text:p text:style-name="P1"><text:s text:c="2"/>210 <text:s/>cp file1 /home/himanshu/dir1/</text:p>
      <text:p text:style-name="P1"><text:s text:c="2"/>211 <text:s/>ls /home/himanshu//dir1/</text:p>
      <text:p text:style-name="P1"><text:s text:c="2"/>212 <text:s/>ls</text:p>
      <text:p text:style-name="P1"><text:s text:c="2"/>213 <text:s/>mv filw2 fill</text:p>
      <text:p text:style-name="P1"><text:s text:c="2"/>214 <text:s/>ls</text:p>
      <text:p text:style-name="P1"><text:s text:c="2"/>215 <text:s/>mv fill /home/himanshu/dir1/</text:p>
      <text:p text:style-name="P1"><text:s text:c="2"/>216 <text:s/>ls /home/himanshu/dir1/</text:p>
      <text:p text:style-name="P1"><text:s text:c="2"/>217 <text:s/>mv dir2 di2</text:p>
      <text:p text:style-name="P1"><text:s text:c="2"/>218 <text:s/>mv dir dir2 di2</text:p>
      <text:p text:style-name="P1"><text:s text:c="2"/>219 <text:s/>ls</text:p>
      <text:p text:style-name="P1"><text:s text:c="2"/>220 <text:s/>mv dir dir3 di2</text:p>
      <text:p text:style-name="P1"><text:s text:c="2"/>221 <text:s/>ls</text:p>
      <text:p text:style-name="P1"><text:s text:c="2"/>222 <text:s/>mv dir dir3 di</text:p>
      <text:p text:style-name="P1"><text:s text:c="2"/>223 <text:s/>ls</text:p>
      <text:p text:style-name="P1"><text:s text:c="2"/>224 <text:s/>cd ..</text:p>
      <text:p text:style-name="P1"><text:s text:c="2"/>225 <text:s/>ls</text:p>
      <text:p text:style-name="P1"><text:s text:c="2"/>226 <text:s/>rename 's/\/text/\.pdf' *.text</text:p>
      <text:p text:style-name="P1"><text:s text:c="2"/>227 <text:s/>l</text:p>
      <text:p text:style-name="P1"><text:s text:c="2"/>228 <text:s/>ls</text:p>
      <text:p text:style-name="P1"><text:s text:c="2"/>229 <text:s/>rename 's/\/text/\.pdf' newf.text</text:p>
      <text:p text:style-name="P1"><text:s text:c="2"/>230 <text:s/>pwd</text:p>
      <text:p text:style-name="P1"><text:s text:c="2"/>231 <text:s/>cd</text:p>
      <text:p text:style-name="P1"><text:s text:c="2"/>232 <text:s/>cd dir1</text:p>
      <text:p text:style-name="P1"><text:s text:c="2"/>233 <text:s/>cd</text:p>
      <text:p text:style-name="P1"><text:s text:c="2"/>234 <text:s/>cd dir1</text:p>
      <text:p text:style-name="P1"><text:s text:c="2"/>235 <text:s/>ls</text:p>
      <text:p text:style-name="P1"><text:s text:c="2"/>236 <text:s/>cd dir1.1</text:p>
      <text:p text:style-name="P1"><text:s text:c="2"/>237 <text:s/>cd -</text:p>
      <text:p text:style-name="P1"><text:s text:c="2"/>238 <text:s/>cd dir1.1</text:p>
      <text:p text:style-name="P1"><text:s text:c="2"/>239 <text:s/>ls</text:p>
      <text:p text:style-name="P1"><text:s text:c="2"/>240 <text:s/>cs 1.1.3</text:p>
      <text:p text:style-name="P1"><text:s text:c="2"/>241 <text:s/>cd 1.1.3</text:p>
      <text:p text:style-name="P1"><text:s text:c="2"/>242 <text:s/>cd /</text:p>
      <text:p text:style-name="P1"><text:s text:c="2"/>243 <text:s/>ls -a</text:p>
      <text:p text:style-name="P1"><text:s text:c="2"/>244 <text:s/>l</text:p>
      <text:p text:style-name="P1"><text:s text:c="2"/>245 <text:s/>ls</text:p>
      <text:p text:style-name="P1"><text:s text:c="2"/>246 <text:s/>~</text:p>
      <text:p text:style-name="P1"><text:s text:c="2"/>247 <text:s/>cd ~</text:p>
      <text:p text:style-name="P1"><text:s text:c="2"/>248 <text:s/>cd /</text:p>
      <text:p text:style-name="P1"><text:s text:c="2"/>249 <text:s/>ls</text:p>
      <text:p text:style-name="P1"><text:s text:c="2"/>250 <text:s/>cd bin</text:p>
      <text:p text:style-name="P1"><text:s text:c="2"/>251 <text:s/>ls</text:p>
      <text:p text:style-name="P1"><text:s text:c="2"/>252 <text:s/>cd ~</text:p>
      <text:p text:style-name="P1"><text:s text:c="2"/>253 <text:s/>cd /</text:p>
      <text:p text:style-name="P1"><text:s text:c="2"/>254 <text:s/>ls -l</text:p>
      <text:p text:style-name="P1"><text:s text:c="2"/>255 <text:s/>ls -lh</text:p>
      <text:p text:style-name="P1"><text:s text:c="2"/>256 <text:s/>ls -lhS</text:p>
      <text:p text:style-name="P1"><text:s text:c="2"/>257 <text:s/>mkdir Himanshu</text:p>
      <text:p text:style-name="P1"><text:s text:c="2"/>258 <text:s/>cd ~</text:p>
      <text:p text:style-name="P1"><text:s text:c="2"/>259 <text:s/>mkdir Himanshu</text:p>
      <text:p text:style-name="P1"><text:soft-page-break/><text:s text:c="2"/>260 <text:s/>ls</text:p>
      <text:p text:style-name="P1"><text:s text:c="2"/>261 <text:s/>cd Himanshu/</text:p>
      <text:p text:style-name="P1"><text:s text:c="2"/>262 <text:s/>cd Loop/Kill/Cool</text:p>
      <text:p text:style-name="P1"><text:s text:c="2"/>263 <text:s/>mkdir Loop/Kill/Cool</text:p>
      <text:p text:style-name="P1"><text:s text:c="2"/>264 <text:s/>ls</text:p>
      <text:p text:style-name="P1"><text:s text:c="2"/>265 <text:s/>mkdir Loop Kill Cool</text:p>
      <text:p text:style-name="P1"><text:s text:c="2"/>266 <text:s/>ls</text:p>
      <text:p text:style-name="P1"><text:s text:c="2"/>267 <text:s/>mkdir -v loop</text:p>
      <text:p text:style-name="P1"><text:s text:c="2"/>268 <text:s/>ls</text:p>
      <text:p text:style-name="P1"><text:s text:c="2"/>269 <text:s/>mkdir --help</text:p>
      <text:p text:style-name="P1"><text:s text:c="2"/>270 <text:s/>mkdir -m --help</text:p>
      <text:p text:style-name="P1"><text:s text:c="2"/>271 <text:s/>mkdir -m -mode=--help</text:p>
      <text:p text:style-name="P1"><text:s text:c="2"/>272 <text:s/>mkdir -m -mode=rwx</text:p>
      <text:p text:style-name="P1"><text:s text:c="2"/>273 <text:s/>mkdir -m -mode=rwx like</text:p>
      <text:p text:style-name="P1"><text:s text:c="2"/>274 <text:s/>mkdir -m -mode=chmode like</text:p>
      <text:p text:style-name="P1"><text:s text:c="2"/>275 <text:s/>mkdir -m -mode=chmod like</text:p>
      <text:p text:style-name="P1"><text:s text:c="2"/>276 <text:s/>clear</text:p>
      <text:p text:style-name="P1"><text:s text:c="2"/>277 <text:s/>cd ..</text:p>
      <text:p text:style-name="P1"><text:s text:c="2"/>278 <text:s/>ls</text:p>
      <text:p text:style-name="P1"><text:s text:c="2"/>279 <text:s/>pwd</text:p>
      <text:p text:style-name="P1"><text:s text:c="2"/>280 <text:s/>rmdir Himanshu/loop</text:p>
      <text:p text:style-name="P1"><text:s text:c="2"/>281 <text:s/>ls</text:p>
      <text:p text:style-name="P1"><text:s text:c="2"/>282 <text:s/>cd Himanshu/</text:p>
      <text:p text:style-name="P1"><text:s text:c="2"/>283 <text:s/>ls</text:p>
      <text:p text:style-name="P1"><text:s text:c="2"/>284 <text:s/>cd ..</text:p>
      <text:p text:style-name="P1"><text:s text:c="2"/>285 <text:s/>rmdir Himanshu/Cool</text:p>
      <text:p text:style-name="P1"><text:s text:c="2"/>286 <text:s/>ls</text:p>
      <text:p text:style-name="P1"><text:s text:c="2"/>287 <text:s/>cd Himanshu/</text:p>
      <text:p text:style-name="P1"><text:s text:c="2"/>288 <text:s/>ls</text:p>
      <text:p text:style-name="P1"><text:s text:c="2"/>289 <text:s/>cd ..</text:p>
      <text:p text:style-name="P1"><text:s text:c="2"/>290 <text:s/>rmdir Himanshu/Kill/</text:p>
      <text:p text:style-name="P1"><text:s text:c="2"/>291 <text:s/>rmdir Himanshu/Loop/</text:p>
      <text:p text:style-name="P1"><text:s text:c="2"/>292 <text:s/>ls</text:p>
      <text:p text:style-name="P1"><text:s text:c="2"/>293 <text:s/>rmdir Himanshu/</text:p>
      <text:p text:style-name="P1"><text:s text:c="2"/>294 <text:s/>ls</text:p>
      <text:p text:style-name="P1"><text:s text:c="2"/>295 <text:s/>mkdir</text:p>
      <text:p text:style-name="P1"><text:s text:c="2"/>296 <text:s/>mkdir Himanshu/Loop</text:p>
      <text:p text:style-name="P1"><text:s text:c="2"/>297 <text:s/>mkdir Himanshu</text:p>
      <text:p text:style-name="P1"><text:s text:c="2"/>298 <text:s/>mkdir Himanshu/loop</text:p>
      <text:p text:style-name="P1"><text:s text:c="2"/>299 <text:s/>cd Himanshu/</text:p>
      <text:p text:style-name="P1"><text:s text:c="2"/>300 <text:s/>ls</text:p>
      <text:p text:style-name="P1"><text:s text:c="2"/>301 <text:s/>pwd</text:p>
      <text:p text:style-name="P1"><text:s text:c="2"/>302 <text:s/>cd..</text:p>
      <text:p text:style-name="P1"><text:s text:c="2"/>303 <text:s/>cd .</text:p>
      <text:p text:style-name="P1"><text:s text:c="2"/>304 <text:s/>cd ..</text:p>
      <text:p text:style-name="P1"><text:s text:c="2"/>305 <text:s/>rmdir /home/himanshu/Himanshu/loop/</text:p>
      <text:p text:style-name="P1"><text:s text:c="2"/>306 <text:s/>ls</text:p>
      <text:p text:style-name="P1"><text:s text:c="2"/>307 <text:s/>cd Himanshu/</text:p>
      <text:p text:style-name="P1"><text:s text:c="2"/>308 <text:s/>ls</text:p>
      <text:p text:style-name="P1"><text:s text:c="2"/>309 <text:s/>rmdir <text:s/>/home/himanshu/Himanshu/</text:p>
      <text:p text:style-name="P1"><text:s text:c="2"/>310 <text:s/>ls</text:p>
      <text:p text:style-name="P1"><text:s text:c="2"/>311 <text:s/>mkdir loop</text:p>
      <text:p text:style-name="P1"><text:soft-page-break/><text:s text:c="2"/>312 <text:s/>cd ..</text:p>
      <text:p text:style-name="P1"><text:s text:c="2"/>313 <text:s/>ls</text:p>
      <text:p text:style-name="P1"><text:s text:c="2"/>314 <text:s/>cd dir1</text:p>
      <text:p text:style-name="P1"><text:s text:c="2"/>315 <text:s/>ls</text:p>
      <text:p text:style-name="P1"><text:s text:c="2"/>316 <text:s/>file</text:p>
      <text:p text:style-name="P1"><text:s text:c="2"/>317 <text:s/>ls</text:p>
      <text:p text:style-name="P1"><text:s text:c="2"/>318 <text:s/>file newf</text:p>
      <text:p text:style-name="P1"><text:s text:c="2"/>319 <text:s/>file newf.txt</text:p>
      <text:p text:style-name="P1"><text:s text:c="2"/>320 <text:s/>ls</text:p>
      <text:p text:style-name="P1"><text:s text:c="2"/>321 <text:s/>mv file1 /home/himanshu/dir1/dir1.1</text:p>
      <text:p text:style-name="P1"><text:s text:c="2"/>322 <text:s/>ls</text:p>
      <text:p text:style-name="P1"><text:s text:c="2"/>323 <text:s/>cd dir1.1</text:p>
      <text:p text:style-name="P1"><text:s text:c="2"/>324 <text:s/>ls</text:p>
      <text:p text:style-name="P1"><text:s text:c="2"/>325 <text:s/>cd ..</text:p>
      <text:p text:style-name="P1"><text:s text:c="2"/>326 <text:s/>mv -i fill file</text:p>
      <text:p text:style-name="P1"><text:s text:c="2"/>327 <text:s/>ls</text:p>
      <text:p text:style-name="P1"><text:s text:c="2"/>328 <text:s/>mv -i fill file</text:p>
      <text:p text:style-name="P1"><text:s text:c="2"/>329 <text:s/>mv -i file file</text:p>
      <text:p text:style-name="P1"><text:s text:c="2"/>330 <text:s/>mv -i file fil</text:p>
      <text:p text:style-name="P1"/>
      <text:p text:style-name="P2">Status Dated 01/02/2016</text:p>
      <text:p text:style-name="P2"/>
      <text:p text:style-name="P1"><text:s text:c="2"/>331 <text:s/>ls</text:p>
      <text:p text:style-name="P1"><text:s text:c="2"/>332 <text:s/>cd dir1.1/</text:p>
      <text:p text:style-name="P1"><text:s text:c="2"/>333 <text:s/>ls</text:p>
      <text:p text:style-name="P1"><text:s text:c="2"/>334 <text:s/>mv * /home/himanshu/dir1/dir1.1/</text:p>
      <text:p text:style-name="P1"><text:s text:c="2"/>335 <text:s/>mv * /home/himanshu/dir1/dir1.1/dir</text:p>
      <text:p text:style-name="P1"><text:s text:c="2"/>336 <text:s/>mv * /home/himanshu/dir1/</text:p>
      <text:p text:style-name="P1"><text:s text:c="2"/>337 <text:s/>cd ..</text:p>
      <text:p text:style-name="P1"><text:s text:c="2"/>338 <text:s/>ls</text:p>
      <text:p text:style-name="P1"><text:s text:c="2"/>339 <text:s/>mv ?suffix=.txt newf newfi</text:p>
      <text:p text:style-name="P1"><text:s text:c="2"/>340 <text:s/>mv ?suffix=.txt dir2 dir3</text:p>
      <text:p text:style-name="P1"><text:s text:c="2"/>341 <text:s/>mv ?suffix=.txt dir2 dir1.1</text:p>
      <text:p text:style-name="P1"><text:s text:c="2"/>342 <text:s/>exit</text:p>
      <text:p text:style-name="P1"><text:s text:c="2"/>343 <text:s/>vi </text:p>
      <text:p text:style-name="P1"><text:s text:c="2"/>344 <text:s/>cat newf.txt</text:p>
      <text:p text:style-name="P1"><text:s text:c="2"/>345 <text:s/>cd dir1/</text:p>
      <text:p text:style-name="P1"><text:s text:c="2"/>346 <text:s/>cat newf.txt</text:p>
      <text:p text:style-name="P1"><text:s text:c="2"/>347 <text:s/>cat &gt; newf.txt &lt;&lt;EOF</text:p>
      <text:p text:style-name="P1">hello</text:p>
      <text:p text:style-name="P1">This is linux</text:p>
      <text:p text:style-name="P1">EOF</text:p>
      <text:p text:style-name="P1"/>
      <text:p text:style-name="P1"><text:s text:c="2"/>348 <text:s/>cat -n newf.txt</text:p>
      <text:p text:style-name="P1"><text:s text:c="2"/>349 <text:s/>tac newf.txt</text:p>
      <text:p text:style-name="P1"><text:s text:c="2"/>350 <text:s/>tac newf --seprator "this" </text:p>
      <text:p text:style-name="P1"><text:s text:c="2"/>351 <text:s/>tac newf.txt --seprator "this" </text:p>
      <text:p text:style-name="P1"><text:s text:c="2"/>352 <text:s/>tac newf.txt--seprator "This" </text:p>
      <text:p text:style-name="P1"><text:s text:c="2"/>353 <text:s/>tac newf.txt --seprator "This" </text:p>
      <text:p text:style-name="P1"><text:s text:c="2"/>354 <text:s/>ls</text:p>
      <text:p text:style-name="P1"><text:s text:c="2"/>355 <text:s/>cat -n first</text:p>
      <text:p text:style-name="P1"><text:s text:c="2"/>356 <text:s/>tac first --separator "b"</text:p>
      <text:p text:style-name="P1"><text:soft-page-break/><text:s text:c="2"/>357 <text:s/>claer</text:p>
      <text:p text:style-name="P1"><text:s text:c="2"/>358 <text:s/>clear</text:p>
      <text:p text:style-name="P1"><text:s text:c="2"/>359 <text:s/>more first</text:p>
      <text:p text:style-name="P1"><text:s text:c="2"/>360 <text:s/>more /var/log/udev</text:p>
      <text:p text:style-name="P1"><text:s text:c="2"/>361 <text:s/>clear</text:p>
      <text:p text:style-name="P1"><text:s text:c="2"/>362 <text:s/>more -num first</text:p>
      <text:p text:style-name="P1"><text:s text:c="2"/>363 <text:s/>more -1 first</text:p>
      <text:p text:style-name="P1"><text:s text:c="2"/>364 <text:s/>more -d first</text:p>
      <text:p text:style-name="P1"><text:s text:c="2"/>365 <text:s/>clear</text:p>
      <text:p text:style-name="P1"><text:s text:c="2"/>366 <text:s/>more -d first</text:p>
      <text:p text:style-name="P1"><text:s text:c="2"/>367 <text:s/>more -s first</text:p>
      <text:p text:style-name="P1"><text:s text:c="2"/>368 <text:s/>clear</text:p>
      <text:p text:style-name="P1"><text:s text:c="2"/>369 <text:s/>more -5 -s first</text:p>
      <text:p text:style-name="P1"><text:s text:c="2"/>370 <text:s/>more +/th first</text:p>
      <text:p text:style-name="P1"><text:s text:c="2"/>371 <text:s/>more +/y first</text:p>
      <text:p text:style-name="P1"><text:s text:c="2"/>372 <text:s/>clear</text:p>
      <text:p text:style-name="P1"><text:s text:c="2"/>373 <text:s/>more +2 first</text:p>
      <text:p text:style-name="P1"><text:s text:c="2"/>374 <text:s/>more +2 newf.txt</text:p>
      <text:p text:style-name="P1"><text:s text:c="2"/>375 <text:s/>more +1 newf.txt</text:p>
      <text:p text:style-name="P1"><text:s text:c="2"/>376 <text:s/>less first</text:p>
      <text:p text:style-name="P1"><text:s text:c="2"/>377 <text:s/>/first</text:p>
      <text:p text:style-name="P1"><text:s text:c="2"/>378 <text:s/>claer</text:p>
      <text:p text:style-name="P1"><text:s text:c="2"/>379 <text:s/>clear</text:p>
      <text:p text:style-name="P1"><text:s text:c="2"/>380 <text:s/>less first</text:p>
      <text:p text:style-name="P1"><text:s text:c="2"/>381 <text:s/>/first</text:p>
      <text:p text:style-name="P1"><text:s text:c="2"/>382 <text:s/>less first</text:p>
      <text:p text:style-name="P1"><text:s text:c="2"/>383 <text:s/>man hier</text:p>
      <text:p text:style-name="P1"><text:s text:c="2"/>384 <text:s/>man /root</text:p>
      <text:p text:style-name="P1"><text:s text:c="2"/>385 <text:s/>man /</text:p>
      <text:p text:style-name="P1"><text:s text:c="2"/>386 <text:s/>ls /</text:p>
      <text:p text:style-name="P1"><text:s text:c="2"/>387 <text:s/>ls /root</text:p>
      <text:p text:style-name="P1"><text:s text:c="2"/>388 <text:s/>ls /boot</text:p>
      <text:p text:style-name="P1"><text:s text:c="2"/>389 <text:s/>ls /bin</text:p>
      <text:p text:style-name="P1"><text:s text:c="2"/>390 <text:s/>ls /var</text:p>
      <text:p text:style-name="P1"><text:s text:c="2"/>391 <text:s/>ls /var/log</text:p>
      <text:p text:style-name="P1"><text:s text:c="2"/>392 <text:s/>cd ..</text:p>
      <text:p text:style-name="P1"><text:s text:c="2"/>393 <text:s/>clear</text:p>
      <text:p text:style-name="P1"><text:s text:c="2"/>394 <text:s/>ls /cdrom</text:p>
      <text:p text:style-name="P1"><text:s text:c="2"/>395 <text:s/>ls</text:p>
      <text:p text:style-name="P1"><text:s text:c="2"/>396 <text:s/>ls <text:s/>/</text:p>
      <text:p text:style-name="P1"><text:s text:c="2"/>397 <text:s/>ls /cdrom</text:p>
      <text:p text:style-name="P1"><text:s text:c="2"/>398 <text:s/>cd /cdrom</text:p>
      <text:p text:style-name="P1"><text:s text:c="2"/>399 <text:s/>ls</text:p>
      <text:p text:style-name="P1"><text:s text:c="2"/>400 <text:s/>cd ..</text:p>
      <text:p text:style-name="P1"><text:s text:c="2"/>401 <text:s/>cut -d- -f newf.txt</text:p>
      <text:p text:style-name="P1"><text:s text:c="2"/>402 <text:s/>~</text:p>
      <text:p text:style-name="P1"><text:s text:c="2"/>403 <text:s/>cd ~</text:p>
      <text:p text:style-name="P1"><text:s text:c="2"/>404 <text:s/>cd <text:s/>dir1/</text:p>
      <text:p text:style-name="P1"><text:s text:c="2"/>405 <text:s/>cut -d- -f newf.txt</text:p>
      <text:p text:style-name="P1"><text:s text:c="2"/>406 <text:s/>ls</text:p>
      <text:p text:style-name="P1"><text:s text:c="2"/>407 <text:s/>cut -d- -f first</text:p>
      <text:p text:style-name="P1"><text:s text:c="2"/>408 <text:s/>cat &gt; mark</text:p>
      <text:p text:style-name="P1"><text:soft-page-break/><text:s text:c="2"/>409 <text:s/>cut -d- -f mark</text:p>
      <text:p text:style-name="P1"><text:s text:c="2"/>410 <text:s/>cut -d--f mark</text:p>
      <text:p text:style-name="P1"><text:s text:c="2"/>411 <text:s/>cut -d- -f1 mark</text:p>
      <text:p text:style-name="P1"><text:s text:c="2"/>412 <text:s/>cut -d- -f2 mark</text:p>
      <text:p text:style-name="P1"><text:s text:c="2"/>413 <text:s/>cut -d- -f12 mark</text:p>
      <text:p text:style-name="P1"><text:s text:c="2"/>414 <text:s/>cut -d- -f1 first</text:p>
      <text:p text:style-name="P1"><text:s text:c="2"/>415 <text:s/>cut -d- -f2 first</text:p>
      <text:p text:style-name="P1"><text:s text:c="2"/>416 <text:s/>clear</text:p>
      <text:p text:style-name="P1"><text:s text:c="2"/>417 <text:s/>cut -d- -f2 first</text:p>
      <text:p text:style-name="P1"><text:s text:c="2"/>418 <text:s/>clear</text:p>
      <text:p text:style-name="P1"><text:s text:c="2"/>419 <text:s/>sort newf.txt |uniq -c</text:p>
      <text:p text:style-name="P1"><text:s text:c="2"/>420 <text:s/>sort first |uniq -c</text:p>
      <text:p text:style-name="P1"><text:s text:c="2"/>421 <text:s/>wc first</text:p>
      <text:p text:style-name="P1"><text:s text:c="2"/>422 <text:s/>wc -l first</text:p>
      <text:p text:style-name="P1"><text:s text:c="2"/>423 <text:s/>wc -c first</text:p>
      <text:p text:style-name="P1"><text:s text:c="2"/>424 <text:s/>wc -w first</text:p>
      <text:p text:style-name="P1"><text:s text:c="2"/>425 <text:s/>cat &lt; frist</text:p>
      <text:p text:style-name="P1"><text:s text:c="2"/>426 <text:s/>ls</text:p>
      <text:p text:style-name="P1"><text:s text:c="2"/>427 <text:s/>cat &lt; first</text:p>
      <text:p text:style-name="P1"><text:s text:c="2"/>428 <text:s/>cat &gt; first </text:p>
      <text:p text:style-name="P1"><text:s text:c="2"/>429 <text:s/>cat 2&gt; first</text:p>
      <text:p text:style-name="P1"><text:s text:c="2"/>430 <text:s/>cat &lt; first</text:p>
      <text:p text:style-name="P1"><text:s text:c="2"/>431 <text:s/>cat &gt;&gt; first</text:p>
      <text:p text:style-name="P1"><text:s text:c="2"/>432 <text:s/>cat &lt; first</text:p>
      <text:p text:style-name="P1"><text:s text:c="2"/>433 <text:s/>cat &gt;&gt; fist</text:p>
      <text:p text:style-name="P1"><text:s text:c="2"/>434 <text:s/>cat &gt;&gt; first</text:p>
      <text:p text:style-name="P1"><text:s text:c="2"/>435 <text:s/>cat &lt; first</text:p>
      <text:p text:style-name="P1"><text:s text:c="2"/>436 <text:s/>ls</text:p>
      <text:p text:style-name="P1"><text:s text:c="2"/>437 <text:s/>cat &lt; first</text:p>
      <text:p text:style-name="P1"><text:s text:c="2"/>438 <text:s/>ls</text:p>
      <text:p text:style-name="P1"><text:s text:c="2"/>439 <text:s/>cat &lt; loo</text:p>
      <text:p text:style-name="P1"><text:s text:c="2"/>440 <text:s/>cat &gt; loo</text:p>
      <text:p text:style-name="P1"><text:s text:c="2"/>441 <text:s/>ls</text:p>
      <text:p text:style-name="P1"><text:s text:c="2"/>442 <text:s/>cat textFile</text:p>
      <text:p text:style-name="P1"><text:s text:c="2"/>443 <text:s/>ls textFile</text:p>
      <text:p text:style-name="P1"><text:s text:c="2"/>444 <text:s/>ls *.txt | cat &gt; textFile</text:p>
      <text:p text:style-name="P1"><text:s text:c="2"/>445 <text:s/>ls</text:p>
      <text:p text:style-name="P1"><text:s text:c="2"/>446 <text:s/>ls *.txt | cat &gt; textFile</text:p>
      <text:p text:style-name="P1"><text:s text:c="2"/>447 <text:s/>clear</text:p>
      <text:p text:style-name="P1"><text:s text:c="2"/>448 <text:s/>find . -name ".txt"</text:p>
      <text:p text:style-name="P1"><text:s text:c="2"/>449 <text:s/>ls</text:p>
      <text:p text:style-name="P1"><text:s text:c="2"/>450 <text:s/>find . -name "*.txt"</text:p>
      <text:p text:style-name="P1"><text:s text:c="2"/>451 <text:s/>find .type d -name ?*.bak?</text:p>
      <text:p text:style-name="P1"><text:s text:c="2"/>452 <text:s/>find . -type d -name ?*.bak?</text:p>
      <text:p text:style-name="P1"><text:s text:c="2"/>453 <text:s/>ls</text:p>
      <text:p text:style-name="P1"><text:s text:c="2"/>454 <text:s/>find . -nwer d -name ?*.bak?</text:p>
      <text:p text:style-name="P1"><text:s text:c="2"/>455* find . -newer di r-name ?*.bak?</text:p>
      <text:p text:style-name="P1"><text:s text:c="2"/>456 <text:s/>history</text:p>
      <text:p text:style-name="P6"><text:s/>457 <text:s/>clear</text:p>
      <text:p text:style-name="P6"><text:s text:c="2"/>458 <text:s/>ls</text:p>
      <text:p text:style-name="P6"><text:s text:c="2"/>459 <text:s/>find . -newer mark</text:p>
      <text:p text:style-name="P6"><text:s text:c="2"/>460 <text:s/>ls -H</text:p>
      <text:p text:style-name="P6"><text:soft-page-break/><text:s text:c="2"/>461 <text:s/>ls -lS</text:p>
      <text:p text:style-name="P6"><text:s text:c="2"/>462 <text:s/>cd..</text:p>
      <text:p text:style-name="P6"><text:s text:c="2"/>463 <text:s/>ls -lS</text:p>
      <text:p text:style-name="P6"><text:s text:c="2"/>464 <text:s/>cd ..</text:p>
      <text:p text:style-name="P6"><text:s text:c="2"/>465 <text:s/>ls -lS</text:p>
      <text:p text:style-name="P6"><text:s text:c="2"/>466 <text:s/>ls -a</text:p>
      <text:p text:style-name="P6"><text:s text:c="2"/>467 <text:s/>find .local</text:p>
      <text:p text:style-name="P6"><text:s text:c="2"/>468 <text:s/>locate .local</text:p>
      <text:p text:style-name="P6"><text:s text:c="2"/>469 <text:s/>date</text:p>
      <text:p text:style-name="P6"><text:s text:c="2"/>470 <text:s/>man date</text:p>
      <text:p text:style-name="P6"><text:s text:c="2"/>471 <text:s/>cal</text:p>
      <text:p text:style-name="P6"><text:s text:c="2"/>472 <text:s/>cal july 1992</text:p>
      <text:p text:style-name="P6"><text:s text:c="2"/>473 <text:s/>cal july 2092</text:p>
      <text:p text:style-name="P6"><text:s text:c="2"/>474 <text:s/>sleep 1</text:p>
      <text:p text:style-name="P6"><text:s text:c="2"/>475 <text:s/>sleep 5</text:p>
      <text:p text:style-name="P6"><text:s text:c="2"/>476 <text:s/>time</text:p>
      <text:p text:style-name="P6"><text:s text:c="2"/>477 <text:s/>time man</text:p>
      <text:p text:style-name="P6"><text:s text:c="2"/>478 <text:s/>time date</text:p>
      <text:p text:style-name="P6"><text:s text:c="2"/>479 <text:s/>ls</text:p>
      <text:p text:style-name="P6"><text:s text:c="2"/>480 <text:s/>ls /</text:p>
      <text:p text:style-name="P6"><text:s text:c="2"/>481 <text:s/>df</text:p>
      <text:p text:style-name="P6"><text:s text:c="2"/>482 <text:s/>cd dir1/</text:p>
      <text:p text:style-name="P6"><text:s text:c="2"/>483 <text:s/>grep l newf.txt</text:p>
      <text:p text:style-name="P6"><text:s text:c="2"/>484 <text:s/>who</text:p>
      <text:p text:style-name="P6"><text:s text:c="2"/>485 <text:s/>whoami</text:p>
      <text:p text:style-name="P6"><text:s text:c="2"/>486 <text:s/>w</text:p>
      <text:p text:style-name="P6"><text:s text:c="2"/>487 <text:s/>id</text:p>
      <text:p text:style-name="P6"><text:s text:c="2"/>488 <text:s/>cd ..</text:p>
      <text:p text:style-name="P6"><text:s text:c="2"/>489 <text:s/>/etc/passwd</text:p>
      <text:p text:style-name="P6"><text:s text:c="2"/>490 <text:s/>useradd -d</text:p>
      <text:p text:style-name="P6"><text:s text:c="2"/>491 <text:s/>passwd</text:p>
      <text:p text:style-name="P6"><text:s text:c="2"/>492 <text:s/>/etc/shadow</text:p>
      <text:p text:style-name="P6"><text:s text:c="2"/>493 <text:s/>cd dir1/</text:p>
      <text:p text:style-name="P6"><text:s text:c="2"/>494 <text:s/>ls -lh</text:p>
      <text:p text:style-name="P6"><text:s text:c="2"/>495 <text:s/>cut -d: -f1 /etc/passwd |column</text:p>
      <text:p text:style-name="P6"><text:s text:c="2"/>496 <text:s/>type pwd</text:p>
      <text:p text:style-name="P6"><text:s text:c="2"/>497 <text:s/>type clear</text:p>
      <text:p text:style-name="P6"><text:s text:c="2"/>498 <text:s/>which pwd</text:p>
      <text:p text:style-name="P6"><text:s text:c="2"/>499 <text:s/>which pwd clear</text:p>
      <text:p text:style-name="P6"><text:s text:c="2"/>500 <text:s/>file</text:p>
      <text:p text:style-name="P6"><text:s text:c="2"/>501 <text:s/>clear</text:p>
      <text:p text:style-name="P6"><text:s text:c="2"/>502 <text:s/>alias clr=clear</text:p>
      <text:p text:style-name="P6"><text:s text:c="2"/>503 <text:s/>clr</text:p>
      <text:p text:style-name="P6"><text:s text:c="2"/>504 <text:s/>unalias clr</text:p>
      <text:p text:style-name="P6"><text:s text:c="2"/>505 <text:s/>clr</text:p>
      <text:p text:style-name="P6"><text:s text:c="2"/>506 <text:s/>alias clr=clear</text:p>
      <text:p text:style-name="P6"><text:s text:c="2"/>507 <text:s/>echo This <text:s text:c="2"/>is Linux <text:s/>.</text:p>
      <text:p text:style-name="P6"><text:s text:c="2"/>508 <text:s/>set -x</text:p>
      <text:p text:style-name="P6"><text:s text:c="2"/>509 <text:s/>echo ls</text:p>
      <text:p text:style-name="P6"><text:s text:c="2"/>510 <text:s/>clr</text:p>
      <text:p text:style-name="P6"><text:s text:c="2"/>511 <text:s/>ipconfig</text:p>
      <text:p text:style-name="P6"><text:s text:c="2"/>512 <text:s/>ifconfig</text:p>
      <text:p text:style-name="P6"><text:soft-page-break/><text:s text:c="2"/>513 <text:s/>cd..</text:p>
      <text:p text:style-name="P6"><text:s text:c="2"/>514 <text:s/>cd ..</text:p>
      <text:p text:style-name="P6"><text:s text:c="2"/>515 <text:s/>+set</text:p>
      <text:p text:style-name="P6"><text:s text:c="2"/>516 <text:s/>set +x</text:p>
      <text:p text:style-name="P6"><text:s text:c="2"/>517 <text:s/>ifconfig wlan0</text:p>
      <text:p text:style-name="P6"><text:s text:c="2"/>518 <text:s/>ifconfig wlano</text:p>
      <text:p text:style-name="P6"><text:s text:c="2"/>519 <text:s/>ifconfig wlanO</text:p>
      <text:p text:style-name="P6"><text:s text:c="2"/>520 <text:s/>ifconfig wlan0</text:p>
      <text:p text:style-name="P6"><text:s text:c="2"/>521 <text:s/>ifconfig</text:p>
      <text:p text:style-name="P6"><text:s text:c="2"/>522 <text:s/>ifconfig wlp3s0</text:p>
      <text:p text:style-name="P6"><text:s text:c="2"/>523 <text:s/>ip</text:p>
      <text:p text:style-name="P6"><text:s text:c="2"/>524 <text:s/>ip a show wlp3s0</text:p>
      <text:p text:style-name="P6"><text:s text:c="2"/>525 <text:s/>traceroute</text:p>
      <text:p text:style-name="P6"><text:s text:c="2"/>526 <text:s/>sudo apt-get install inetutils-traceroute</text:p>
      <text:p text:style-name="P6"><text:s text:c="2"/>527 <text:s/>traceroute </text:p>
      <text:p text:style-name="P6"><text:s text:c="2"/>528 <text:s/>traceroute javatpoint</text:p>
      <text:p text:style-name="P6"><text:s text:c="2"/>529 <text:s/>traceroute javatpoint.com</text:p>
      <text:p text:style-name="P6"><text:s text:c="2"/>530 <text:s/>traceroute google.com</text:p>
      <text:p text:style-name="P6"><text:s text:c="2"/>531 <text:s/>tracepath javatpoint</text:p>
      <text:p text:style-name="P6"><text:s text:c="2"/>532 <text:s/>tracepath javatpoint.cm</text:p>
      <text:p text:style-name="P6"><text:s text:c="2"/>533 <text:s/>tracepath javatpoint.com</text:p>
      <text:p text:style-name="P6"><text:s text:c="2"/>534 <text:s/>ping 192.168.0.126</text:p>
      <text:p text:style-name="P6"><text:s text:c="2"/>535 <text:s/>ifconfig</text:p>
      <text:p text:style-name="P6"><text:s text:c="2"/>536 <text:s/>ping 192.168.1.5</text:p>
      <text:p text:style-name="P6"><text:s text:c="2"/>537 <text:s/>ping 192.168.0.126</text:p>
      <text:p text:style-name="P6"><text:s text:c="2"/>538 <text:s/>nerstat</text:p>
      <text:p text:style-name="P6"><text:s text:c="2"/>539 <text:s/>netstat</text:p>
      <text:p text:style-name="P6"><text:s text:c="2"/>540 <text:s/>netstat -p</text:p>
      <text:p text:style-name="P6"><text:s text:c="2"/>541 <text:s/>netstat -r</text:p>
      <text:p text:style-name="P6"><text:s text:c="2"/>542 <text:s/>ss</text:p>
      <text:p text:style-name="P6"><text:s text:c="2"/>543 <text:s/>dig javatpoint.com</text:p>
      <text:p text:style-name="P6"><text:s text:c="2"/>544 <text:s/>dig google.com</text:p>
      <text:p text:style-name="P6"><text:s text:c="2"/>545 <text:s/>nslookup javatpoint</text:p>
      <text:p text:style-name="P6"><text:s text:c="2"/>546 <text:s/>nslookup google.com</text:p>
      <text:p text:style-name="P6"><text:s text:c="2"/>547 <text:s/>route</text:p>
      <text:p text:style-name="P6"><text:s text:c="2"/>548 <text:s/>iwconfig</text:p>
      <text:p text:style-name="P6"><text:s text:c="2"/>549 <text:s/>hostname</text:p>
      <text:p text:style-name="P6"><text:s text:c="2"/>550 <text:s/>sudo hostname himanshu</text:p>
      <text:p text:style-name="P6"><text:s text:c="2"/>551 <text:s/>sudo apt-get install ifpluged</text:p>
      <text:p text:style-name="P6"><text:s text:c="2"/>552 <text:s/>ifpluged</text:p>
      <text:p text:style-name="P6"><text:s text:c="2"/>553 <text:s/>ifplugestatus</text:p>
      <text:p text:style-name="P6"><text:s text:c="2"/>554 <text:s/>ifplugstatus</text:p>
      <text:p text:style-name="P6"><text:s text:c="2"/>555 <text:s/>sudo apt-get install ifpluged </text:p>
      <text:p text:style-name="P6"><text:s text:c="2"/>556 <text:s/>clr</text:p>
      <text:p text:style-name="P6"><text:s text:c="2"/>557 <text:s/>mkdir Himanshu</text:p>
      <text:p text:style-name="P6"><text:s text:c="2"/>558 <text:s/>cd Himanshu</text:p>
      <text:p text:style-name="P6"><text:s text:c="2"/>559 <text:s/>vi Sample</text:p>
      <text:p text:style-name="P6"><text:s text:c="2"/>560 <text:s/>cat vi</text:p>
      <text:p text:style-name="P6"><text:s text:c="2"/>561 <text:s/>cat Sample</text:p>
      <text:p text:style-name="P6"><text:s text:c="2"/>562 <text:s/>cat &gt; Sample</text:p>
      <text:p text:style-name="P6"><text:s text:c="2"/>563 <text:s/>cat &lt; Sample</text:p>
      <text:p text:style-name="P6"><text:s text:c="2"/>564 <text:s/>vi sample1</text:p>
      <text:p text:style-name="P6"><text:soft-page-break/><text:s text:c="2"/>565 <text:s/>cat &gt; sample1</text:p>
      <text:p text:style-name="P6"><text:s text:c="2"/>566 <text:s/>cat &lt; sample1</text:p>
      <text:p text:style-name="P6"><text:s text:c="2"/>567 <text:s/>delete sample1</text:p>
      <text:p text:style-name="P6"><text:s text:c="2"/>568 <text:s/>rm sample1</text:p>
      <text:p text:style-name="P6"><text:s text:c="2"/>569 <text:s/>ls</text:p>
      <text:p text:style-name="P6"><text:s text:c="2"/>570 <text:s/>rm Sample</text:p>
      <text:p text:style-name="P6"><text:s text:c="2"/>571 <text:s/>ls</text:p>
      <text:p text:style-name="P6"><text:s text:c="2"/>572 <text:s/>vi Sample</text:p>
      <text:p text:style-name="P6"><text:s text:c="2"/>573 <text:s/>cat &lt; Sample</text:p>
      <text:p text:style-name="P6"><text:s text:c="2"/>574 <text:s/>ls</text:p>
      <text:p text:style-name="P6"><text:s text:c="2"/>575 <text:s/>clr</text:p>
      <text:p text:style-name="P6"><text:s text:c="2"/>576 <text:s/>vi Sample</text:p>
      <text:p text:style-name="P6"><text:s text:c="2"/>577 <text:s/>vi test</text:p>
      <text:p text:style-name="P6"><text:s text:c="2"/>578 <text:s/>cat &lt; test</text:p>
      <text:p text:style-name="P6"><text:s text:c="2"/>579 <text:s/>ip</text:p>
      <text:p text:style-name="P6"><text:s text:c="2"/>580 <text:s/>ifconfig</text:p>
      <text:p text:style-name="P6"><text:s text:c="2"/>581 <text:s/>clr</text:p>
      <text:p text:style-name="P6"><text:s text:c="2"/>582 <text:s/>vi test1</text:p>
      <text:p text:style-name="P6"><text:s text:c="2"/>583 <text:s/>cat &lt; test1</text:p>
      <text:p text:style-name="P6"><text:s text:c="2"/>584 <text:s/>vi test2</text:p>
      <text:p text:style-name="P6"><text:s text:c="2"/>585 <text:s/>clr</text:p>
      <text:p text:style-name="P6"><text:s text:c="2"/>586 <text:s/>history</text:p>
      <text:p text:style-name="P7"><text:s text:c="2"/>587 <text:s text:c="2"/>cd Himanshu</text:p>
      <text:p text:style-name="P7"><text:s text:c="2"/>588 <text:s text:c="2"/>cd ..</text:p>
      <text:p text:style-name="P7"><text:s text:c="2"/>589 <text:s/>clr</text:p>
      <text:p text:style-name="P7"><text:s text:c="2"/>590 <text:s/>ping -c 5 192.168.1.13</text:p>
      <text:p text:style-name="P7"><text:s text:c="2"/>591 <text:s/>{pinehead@localhost~]$ man ssh</text:p>
      <text:p text:style-name="P7"><text:s text:c="2"/>592 <text:s/>[pinehead@localhost~]$ man ssh</text:p>
      <text:p text:style-name="P7"><text:s text:c="2"/>593 <text:s/>[pineehad@localhost~]$ ssh loaclhost</text:p>
      <text:p text:style-name="P7"><text:s text:c="2"/>594 <text:s/>ls</text:p>
      <text:p text:style-name="P7"><text:s text:c="2"/>595 <text:s/>scp foobar.txt your_username@remotehost.edu:/some/remote/directory</text:p>
      <text:p text:style-name="P7"><text:s text:c="2"/>596 <text:s/>scp foobar.txt your_username@192.168.1.13:/some/remote/directory</text:p>
      <text:p text:style-name="P7"><text:s text:c="2"/>597 <text:s/>scp foobar.txt himanshu@192.168.1.13:/some/remote/directory</text:p>
      <text:p text:style-name="P7"><text:s text:c="2"/>598 <text:s/>scp foobar.txt 192.168.1.5@192.168.1.13:/some/remote/directory</text:p>
      <text:p text:style-name="P7"><text:s text:c="2"/>599 <text:s/>ping 192.168.1.13</text:p>
      <text:p text:style-name="P7"><text:s text:c="2"/>600 <text:s/>cd ..</text:p>
      <text:p text:style-name="P7"><text:s text:c="2"/>601 <text:s/>mkdir HimanshuGit</text:p>
      <text:p text:style-name="P7"><text:s text:c="2"/>602 <text:s/>cd Himanshu</text:p>
      <text:p text:style-name="P7"><text:s text:c="2"/>603 <text:s/>cd ..</text:p>
      <text:p text:style-name="P7"><text:s text:c="2"/>604 <text:s/>cd HimanshuGit/</text:p>
      <text:p text:style-name="P7"><text:s text:c="2"/>605 <text:s/>git init</text:p>
      <text:p text:style-name="P7"><text:s text:c="2"/>606 <text:s/>sudo apt install git</text:p>
      <text:p text:style-name="P7"><text:s text:c="2"/>607 <text:s/>git init</text:p>
      <text:p text:style-name="P7"><text:s text:c="2"/>608 <text:s/>mnelson:myproject mnelson$ git init</text:p>
      <text:p text:style-name="P7"><text:s text:c="2"/>609 <text:s/>chmode</text:p>
      <text:p text:style-name="P7"><text:s text:c="2"/>610 <text:s/>pwd</text:p>
      <text:p text:style-name="P7"><text:s text:c="2"/>611 <text:s/>mnelson:myproject mnelson$ git init</text:p>
      <text:p text:style-name="P7"><text:s text:c="2"/>612 <text:s/>Initialized empty Git repository in /home/himanshu/HimanshuGit/.git/</text:p>
      <text:p text:style-name="P7"><text:s text:c="2"/>613 <text:s/>gitinit</text:p>
      <text:p text:style-name="P7"><text:s text:c="2"/>614 <text:s/>git init</text:p>
      <text:p text:style-name="P7"><text:s text:c="2"/>615 <text:s/>mnlson:HimanshuGit mnelson$ git init Initialized empty Git repository in /home/himanshu/HimanshuGit/.git</text:p>
      <text:p text:style-name="P7"><text:soft-page-break/><text:s text:c="2"/>616 <text:s/>mnelson:HimanshuGit mnelson$ git init Initialized empty Git repository in /home/himanshu/HimanshuGit/.git</text:p>
      <text:p text:style-name="P7"><text:s text:c="2"/>617 <text:s/>sudo apt -get install git</text:p>
      <text:p text:style-name="P7"><text:s text:c="2"/>618 <text:s/>sudo apt-get install git</text:p>
      <text:p text:style-name="P7"><text:s text:c="2"/>619 <text:s/>git config --global user.name "imhimanshuk"</text:p>
      <text:p text:style-name="P7"><text:s text:c="2"/>620 <text:s/>git config --global user.email "katiyar01himanshu@gmail.com"</text:p>
      <text:p text:style-name="P7"><text:s text:c="2"/>621 <text:s/>git init Mytest</text:p>
      <text:p text:style-name="P7"><text:s text:c="2"/>622 <text:s/>cd mytest</text:p>
      <text:p text:style-name="P7"><text:s text:c="2"/>623 <text:s/>cd Mytest</text:p>
      <text:p text:style-name="P7"><text:s text:c="2"/>624 <text:s/>gedit README</text:p>
      <text:p text:style-name="P7"><text:s text:c="2"/>625 <text:s/>git add README</text:p>
      <text:p text:style-name="P7"><text:s text:c="2"/>626 <text:s/>git commit -m "Testing Git"</text:p>
      <text:p text:style-name="P7"><text:s text:c="2"/>627 <text:s/>getit README</text:p>
      <text:p text:style-name="P7"><text:s text:c="2"/>628 <text:s/>gedit README</text:p>
      <text:p text:style-name="P7"><text:s text:c="2"/>629 <text:s/>git add README</text:p>
      <text:p text:style-name="P7"><text:s text:c="2"/>630 <text:s/>git commit -m "Testin"</text:p>
      <text:p text:style-name="P7"><text:s text:c="2"/>631 <text:s/>cd ..</text:p>
      <text:p text:style-name="P7"><text:s text:c="2"/>632 <text:s/>mkdir Training</text:p>
      <text:p text:style-name="P7"><text:s text:c="2"/>633 <text:s/>cd Training</text:p>
      <text:p text:style-name="P7"><text:s text:c="2"/>634 <text:s/>git init Linux</text:p>
      <text:p text:style-name="P7"><text:s text:c="2"/>635 <text:s/>cd Linux</text:p>
      <text:p text:style-name="P7"><text:s text:c="2"/>636 <text:s/>gedit README</text:p>
      <text:p text:style-name="P7"><text:s text:c="2"/>637 <text:s/>git add README</text:p>
      <text:p text:style-name="P7"><text:s text:c="2"/>638 <text:s/>git commit -m "Testing Git"</text:p>
      <text:p text:style-name="P7"><text:s text:c="2"/>639 <text:s/>git remote add origin https://github.com/imhimanshuk/Linux.git</text:p>
      <text:p text:style-name="P7"><text:s text:c="2"/>640 <text:s/>git push origin master</text:p>
      <text:p text:style-name="P7"><text:s text:c="2"/>641 <text:s/>history</text:p>
      <text:p text:style-name="P8"><text:s text:c="2"/>642 <text:s/>clr</text:p>
      <text:p text:style-name="P8"><text:s text:c="2"/>643 <text:s/>git add Linux.odt</text:p>
      <text:p text:style-name="P8"><text:s text:c="2"/>644 <text:s/>ls</text:p>
      <text:p text:style-name="P8"><text:s text:c="2"/>645 <text:s/>git add Linux.odt</text:p>
      <text:p text:style-name="P8"><text:s text:c="2"/>646 <text:s/>git commit -m "Status 01/02/2017"</text:p>
      <text:p text:style-name="P8"><text:s text:c="2"/>647 <text:s/>git remote add origin master https://github.com/imhimanshuk/Linux.git</text:p>
      <text:p text:style-name="P8"><text:s text:c="2"/>648 <text:s/>git remote add origin master https://github.com/imhimanshuk/Linux</text:p>
      <text:p text:style-name="P8"><text:s text:c="2"/>649 <text:s/>git remote add origin master https://github.com/imhimanshuk/Linux.odt</text:p>
      <text:p text:style-name="P8"><text:s text:c="2"/>650 <text:s/>git push origin master</text:p>
      <text:p text:style-name="P8"><text:s text:c="2"/>651 <text:s/>git add Linux.odt</text:p>
      <text:p text:style-name="P8"><text:s text:c="2"/>652 <text:s/>git push </text:p>
      <text:p text:style-name="P8"><text:s text:c="2"/>653 <text:s/>git push</text:p>
      <text:p text:style-name="P8"><text:s text:c="2"/>654 <text:s/>git push </text:p>
      <text:p text:style-name="P8"><text:s text:c="2"/>655 <text:s/>git push origin master </text:p>
      <text:p text:style-name="P8"><text:s text:c="2"/>656 <text:s/>clr</text:p>
      <text:p text:style-name="P8"><text:s text:c="2"/>657 <text:s/>git add Linux.odt</text:p>
      <text:p text:style-name="P8"><text:s text:c="2"/>658 <text:s/>git commit -m "Status 01/02/2017"</text:p>
      <text:p text:style-name="P8"><text:s text:c="2"/>659 <text:s/>git push origin master</text:p>
      <text:p text:style-name="P8"><text:s text:c="2"/>660 <text:s/>history</text:p>
      <text:p text:style-name="P9"><text:s text:c="2"/>661 <text:s/>history</text:p>
      <text:p text:style-name="P9"><text:s text:c="2"/>662 <text:s/>clr</text:p>
      <text:p text:style-name="P9"><text:s text:c="2"/>663 <text:s/>ping -c 5 192.168.1.13</text:p>
      <text:p text:style-name="P9"><text:s text:c="2"/>664 <text:s/>{pinehead@localhost~]$ man ssh</text:p>
      <text:p text:style-name="P9"><text:s text:c="2"/>665 <text:s/>[pinehead@localhost~]$ man ssh</text:p>
      <text:p text:style-name="P9"><text:s text:c="2"/>666 <text:s/>[pineehad@localhost~]$ ssh loaclhost</text:p>
      <text:p text:style-name="P9"><text:soft-page-break/><text:s text:c="2"/>667 <text:s/>ls</text:p>
      <text:p text:style-name="P9"><text:s text:c="2"/>668 <text:s/>scp foobar.txt your_username@remotehost.edu:/some/remote/directory</text:p>
      <text:p text:style-name="P9"><text:s text:c="2"/>669 <text:s/>scp foobar.txt your_username@192.168.1.13:/some/remote/directory</text:p>
      <text:p text:style-name="P9"><text:s text:c="2"/>670 <text:s/>scp foobar.txt himanshu@192.168.1.13:/some/remote/directory</text:p>
      <text:p text:style-name="P9"><text:s text:c="2"/>671 <text:s/>scp foobar.txt 192.168.1.5@192.168.1.13:/some/remote/directory</text:p>
      <text:p text:style-name="P9"><text:s text:c="2"/>672 <text:s/>ping 192.168.1.13</text:p>
      <text:p text:style-name="P9"><text:s text:c="2"/>673 <text:s/>cd ..</text:p>
      <text:p text:style-name="P9"><text:s text:c="2"/>674 <text:s/>mkdir HimanshuGit</text:p>
      <text:p text:style-name="P9"><text:s text:c="2"/>675 <text:s/>cd Himanshu</text:p>
      <text:p text:style-name="P9"><text:s text:c="2"/>676 <text:s/>cd ..</text:p>
      <text:p text:style-name="P9"><text:s text:c="2"/>677 <text:s/>cd HimanshuGit/</text:p>
      <text:p text:style-name="P9"><text:s text:c="2"/>678 <text:s/>git init</text:p>
      <text:p text:style-name="P9"><text:s text:c="2"/>679 <text:s/>sudo apt install git</text:p>
      <text:p text:style-name="P9"><text:s text:c="2"/>680 <text:s/>git init</text:p>
      <text:p text:style-name="P9"><text:s text:c="2"/>681 <text:s/>mnelson:myproject mnelson$ git init</text:p>
      <text:p text:style-name="P9"><text:s text:c="2"/>682 <text:s/>chmode</text:p>
      <text:p text:style-name="P9"><text:s text:c="2"/>683 <text:s/>pwd</text:p>
      <text:p text:style-name="P9"><text:s text:c="2"/>684 <text:s/>mnelson:myproject mnelson$ git init</text:p>
      <text:p text:style-name="P9"><text:s text:c="2"/>685 <text:s/>Initialized empty Git repository in /home/himanshu/HimanshuGit/.git/</text:p>
      <text:p text:style-name="P9"><text:s text:c="2"/>686 <text:s/>gitinit</text:p>
      <text:p text:style-name="P9"><text:s text:c="2"/>687 <text:s/>git init</text:p>
      <text:p text:style-name="P9"><text:s text:c="2"/>688 <text:s/>mnlson:HimanshuGit mnelson$ git init Initialized empty Git repository in /home/himanshu/HimanshuGit/.git</text:p>
      <text:p text:style-name="P9"><text:s text:c="2"/>689 <text:s/>mnelson:HimanshuGit mnelson$ git init Initialized empty Git repository in /home/himanshu/HimanshuGit/.git</text:p>
      <text:p text:style-name="P9"><text:s text:c="2"/>690 <text:s/>sudo apt -get install git</text:p>
      <text:p text:style-name="P9"><text:s text:c="2"/>691 <text:s/>sudo apt-get install git</text:p>
      <text:p text:style-name="P9"><text:s text:c="2"/>692 <text:s/>git config --global user.name "imhimanshuk"</text:p>
      <text:p text:style-name="P9"><text:s text:c="2"/>693 <text:s/>git config --global user.email "katiyar01himanshu@gmail.com"</text:p>
      <text:p text:style-name="P9"><text:s text:c="2"/>694 <text:s/>git init Mytest</text:p>
      <text:p text:style-name="P9"><text:s text:c="2"/>695 <text:s/>cd mytest</text:p>
      <text:p text:style-name="P9"><text:s text:c="2"/>696 <text:s/>cd Mytest</text:p>
      <text:p text:style-name="P9"><text:s text:c="2"/>697 <text:s/>gedit README</text:p>
      <text:p text:style-name="P9"><text:s text:c="2"/>698 <text:s/>git add README</text:p>
      <text:p text:style-name="P9"><text:s text:c="2"/>699 <text:s/>git commit -m "Testing Git"</text:p>
      <text:p text:style-name="P9"><text:s text:c="2"/>700 <text:s/>getit README</text:p>
      <text:p text:style-name="P9"><text:s text:c="2"/>701 <text:s/>gedit README</text:p>
      <text:p text:style-name="P9"><text:s text:c="2"/>702 <text:s/>git add README</text:p>
      <text:p text:style-name="P9"><text:s text:c="2"/>703 <text:s/>git commit -m "Testin"</text:p>
      <text:p text:style-name="P9"><text:s text:c="2"/>704 <text:s/>cd ..</text:p>
      <text:p text:style-name="P9"><text:s text:c="2"/>705 <text:s/>mkdir Training</text:p>
      <text:p text:style-name="P9"><text:s text:c="2"/>706 <text:s/>cd Training</text:p>
      <text:p text:style-name="P9"><text:s text:c="2"/>707 <text:s/>git init Linux</text:p>
      <text:p text:style-name="P9"><text:s text:c="2"/>708 <text:s/>cd Linux</text:p>
      <text:p text:style-name="P9"><text:s text:c="2"/>709 <text:s/>gedit README</text:p>
      <text:p text:style-name="P9"><text:s text:c="2"/>710 <text:s/>git add README</text:p>
      <text:p text:style-name="P9"><text:s text:c="2"/>711 <text:s/>git commit -m "Testing Git"</text:p>
      <text:p text:style-name="P9"><text:s text:c="2"/>712 <text:s/>git remote add origin https://github.com/imhimanshuk/Linux.git</text:p>
      <text:p text:style-name="P9"><text:s text:c="2"/>713 <text:s/>git push origin master</text:p>
      <text:p text:style-name="P9"><text:s text:c="2"/>714 <text:s/>history</text:p>
      <text:p text:style-name="P9"><text:s text:c="2"/>715 <text:s/>clr</text:p>
      <text:p text:style-name="P9"><text:s text:c="2"/>716 <text:s/>git add Linux.odt</text:p>
      <text:p text:style-name="P9"><text:soft-page-break/><text:s text:c="2"/>717 <text:s/>ls</text:p>
      <text:p text:style-name="P9"><text:s text:c="2"/>718 <text:s/>git add Linux.odt</text:p>
      <text:p text:style-name="P9"><text:s text:c="2"/>719 <text:s/>git commit -m "Status 01/02/2017"</text:p>
      <text:p text:style-name="P9"><text:s text:c="2"/>720 <text:s/>git remote add origin master https://github.com/imhimanshuk/Linux.git</text:p>
      <text:p text:style-name="P9"><text:s text:c="2"/>721 <text:s/>git remote add origin master https://github.com/imhimanshuk/Linux</text:p>
      <text:p text:style-name="P9"><text:s text:c="2"/>722 <text:s/>git remote add origin master https://github.com/imhimanshuk/Linux.odt</text:p>
      <text:p text:style-name="P9"><text:s text:c="2"/>723 <text:s/>git push origin master</text:p>
      <text:p text:style-name="P9"><text:s text:c="2"/>724 <text:s/>git add Linux.odt</text:p>
      <text:p text:style-name="P9"><text:s text:c="2"/>725 <text:s/>git push </text:p>
      <text:p text:style-name="P9"><text:s text:c="2"/>726 <text:s/>git push</text:p>
      <text:p text:style-name="P9"><text:s text:c="2"/>727 <text:s/>git push </text:p>
      <text:p text:style-name="P9"><text:s text:c="2"/>728 <text:s/>git push origin master </text:p>
      <text:p text:style-name="P9"><text:s text:c="2"/>729 <text:s/>clr</text:p>
      <text:p text:style-name="P9"><text:s text:c="2"/>730 <text:s/>git add Linux.odt</text:p>
      <text:p text:style-name="P9"><text:s text:c="2"/>731 <text:s/>git commit -m "Status 01/02/2017"</text:p>
      <text:p text:style-name="P9"><text:s text:c="2"/>732 <text:s/>git push origin master</text:p>
      <text:p text:style-name="P9"><text:s text:c="2"/>733 <text:s/>history</text:p>
      <text:p text:style-name="P9"><text:s text:c="2"/>734 <text:s/>cd ..</text:p>
      <text:p text:style-name="P9"><text:s text:c="2"/>735 <text:s/>git clone https://github.com/imhimanshuk/Linux.git</text:p>
      <text:p text:style-name="P9"><text:s text:c="2"/>736 <text:s/>ls</text:p>
      <text:p text:style-name="P9"><text:s text:c="2"/>737 <text:s/>cd Linux</text:p>
      <text:p text:style-name="P9"><text:s text:c="2"/>738 <text:s/>exit</text:p>
      <text:p text:style-name="P9"><text:s text:c="2"/>739 <text:s/>history</text:p>
      <text:p text:style-name="P9"/>
      <text:p text:style-name="P3">Status 02/07/2017</text:p>
      <text:p text:style-name="P3"/>
      <text:p text:style-name="P10"><text:s text:c="3"/>740 <text:s/>clr</text:p>
      <text:p text:style-name="P10"><text:s text:c="2"/>741 <text:s/>alias clr=clear</text:p>
      <text:p text:style-name="P10"><text:s text:c="2"/>742 <text:s/>clr</text:p>
      <text:p text:style-name="P10"><text:s text:c="2"/>743 <text:s/>whereis gcc</text:p>
      <text:p text:style-name="P10"><text:s text:c="2"/>744 <text:s/>which gcc</text:p>
      <text:p text:style-name="P10"><text:s text:c="2"/>745 <text:s/>history</text:p>
      <text:p text:style-name="P10"><text:s text:c="2"/>746 <text:s/>cd Linux/</text:p>
      <text:p text:style-name="P10"><text:s text:c="2"/>747 <text:s/>git add Linux.odt</text:p>
      <text:p text:style-name="P10"><text:s text:c="2"/>748 <text:s/>git -m commit "Update"</text:p>
      <text:p text:style-name="P10"><text:s text:c="2"/>749 <text:s/>git commit -m "Update"</text:p>
      <text:p text:style-name="P10"><text:s text:c="2"/>750 <text:s/>git push origin master</text:p>
      <text:p text:style-name="P10"><text:s text:c="2"/>751 <text:s/>git add .</text:p>
      <text:p text:style-name="P10"><text:s text:c="2"/>752 <text:s/>git commit -m "Test Pull Changes" </text:p>
      <text:p text:style-name="P10"><text:s text:c="2"/>753 <text:s/>git puch origin master</text:p>
      <text:p text:style-name="P10"><text:s text:c="2"/>754 <text:s/>git push origin master</text:p>
      <text:p text:style-name="P10"><text:s text:c="2"/>755 <text:s/>git pull</text:p>
      <text:p text:style-name="P10"><text:s text:c="2"/>756 <text:s/>git add README</text:p>
      <text:p text:style-name="P10"><text:s text:c="2"/>757 <text:s/>git commit -m "Test Changes"</text:p>
      <text:p text:style-name="P10"><text:s text:c="2"/>758 <text:s/>git push origin master</text:p>
      <text:p text:style-name="P10"><text:s text:c="2"/>759 <text:s/>git pull</text:p>
      <text:p text:style-name="P10"><text:s text:c="2"/>760 <text:s/>git status</text:p>
      <text:p text:style-name="P10"><text:s text:c="2"/>761 <text:s/>git add file</text:p>
      <text:p text:style-name="P10"><text:s text:c="2"/>762 <text:s/>gedit file</text:p>
      <text:p text:style-name="P10"><text:s text:c="2"/>763 <text:s/>git add file</text:p>
      <text:p text:style-name="P10"><text:s text:c="2"/>764 <text:s/>git commit -m "Test Delete"</text:p>
      <text:p text:style-name="P10"><text:s text:c="2"/>765 <text:s/>git push origin master</text:p>
      <text:p text:style-name="P10"><text:soft-page-break/><text:s text:c="2"/>766 <text:s/>git rm file</text:p>
      <text:p text:style-name="P10"><text:s text:c="2"/>767 <text:s/>git commit -m "Removing testing file"</text:p>
      <text:p text:style-name="P10"><text:s text:c="2"/>768 <text:s/>git push all</text:p>
      <text:p text:style-name="P10"><text:s text:c="2"/>769 <text:s/>git push origin master</text:p>
      <text:p text:style-name="P10"><text:s text:c="2"/>770 <text:s/>nc $ip 55555</text:p>
      <text:p text:style-name="P10"><text:s text:c="2"/>771 <text:s/>nc $IP 55555</text:p>
      <text:p text:style-name="P10"><text:s text:c="2"/>772 <text:s/>ifconfig</text:p>
      <text:p text:style-name="P10"><text:s text:c="2"/>773 <text:s/>ping -c 5 192.168.1.8</text:p>
      <text:p text:style-name="P10"><text:s text:c="2"/>774 <text:s/>sudo apt-get install talk</text:p>
      <text:p text:style-name="P10"><text:s text:c="2"/>775 <text:s/>connection requested by himanshu@himmanshu-Inspiron-3541</text:p>
      <text:p text:style-name="P10"><text:s text:c="2"/>776 <text:s/>clr</text:p>
      <text:p text:style-name="P10"><text:s text:c="2"/>777 <text:s/>alias clr=clear</text:p>
      <text:p text:style-name="P10"><text:s text:c="2"/>778 <text:s/>clr</text:p>
      <text:p text:style-name="P10"><text:s text:c="2"/>779 <text:s/>scp --help</text:p>
      <text:p text:style-name="P10"><text:s text:c="2"/>780 <text:s/>scp -p</text:p>
      <text:p text:style-name="P10"><text:s text:c="2"/>781 <text:s/>ifconfig</text:p>
      <text:p text:style-name="P10"><text:s text:c="2"/>782 <text:s/>nc -l 55555</text:p>
      <text:p text:style-name="P10"><text:s text:c="2"/>783 <text:s/>scp options src dest</text:p>
      <text:p text:style-name="P10"><text:s text:c="2"/>784 <text:s/>cd ..</text:p>
      <text:p text:style-name="P10"><text:s text:c="2"/>785 <text:s/>mkdir dest</text:p>
      <text:p text:style-name="P10"><text:s text:c="2"/>786 <text:s/>cd dest</text:p>
      <text:p text:style-name="P10"><text:s text:c="2"/>787 <text:s/>talk 192.168.1.8</text:p>
      <text:p text:style-name="P10"><text:s text:c="2"/>788 <text:s/>vi ex</text:p>
      <text:p text:style-name="P10"><text:s text:c="2"/>789 <text:s/>scp options src ex</text:p>
      <text:p text:style-name="P10"><text:s text:c="2"/>790 <text:s/>cd ..</text:p>
      <text:p text:style-name="P10"><text:s text:c="2"/>791 <text:s/>scp options src dest</text:p>
      <text:p text:style-name="P10"><text:s text:c="2"/>792 <text:s/>scp dest src dest</text:p>
      <text:p text:style-name="P10"><text:s text:c="2"/>793 <text:s/>ssh 192.168.1.8@192.168.0.118</text:p>
      <text:p text:style-name="P10"><text:s text:c="2"/>794 <text:s/>ping -c 3192.168.1.8</text:p>
      <text:p text:style-name="P10"><text:s text:c="2"/>795 <text:s/>ping -c 3 192.168.1.8</text:p>
      <text:p text:style-name="P10"><text:s text:c="2"/>796 <text:s/>ping -c 3 192.168.0.104</text:p>
      <text:p text:style-name="P10"><text:s text:c="2"/>797 <text:s/>ssh 192.168.0.104@192.168.0.118</text:p>
      <text:p text:style-name="P10"><text:s text:c="2"/>798 <text:s/>ssh 192.168.0.118@192.168.0.104</text:p>
      <text:p text:style-name="P10"><text:s text:c="2"/>799 <text:s/>ssh root@192.168.0.108</text:p>
      <text:p text:style-name="P10"><text:s text:c="2"/>800 <text:s/>ssh root@192.168.0.118</text:p>
      <text:p text:style-name="P10"><text:s text:c="2"/>801 <text:s/>ssh root@192.168.0.108</text:p>
      <text:p text:style-name="P10"><text:s text:c="2"/>802 <text:s/>config-network</text:p>
      <text:p text:style-name="P10"><text:s text:c="2"/>803 <text:s/>ifconfig</text:p>
      <text:p text:style-name="P10"><text:s text:c="2"/>804 <text:s/>ping -c 3 192.168.0.255</text:p>
      <text:p text:style-name="P10"><text:s text:c="2"/>805 <text:s/>ping -b -c 3 192.168.0.255</text:p>
      <text:p text:style-name="P10"><text:s text:c="2"/>806 <text:s/>ssh root@192.168.0.255</text:p>
      <text:p text:style-name="P10"><text:s text:c="2"/>807 <text:s/>ssh root@192.168.0.108</text:p>
      <text:p text:style-name="P10"><text:s text:c="2"/>808 <text:s/>route -n</text:p>
      <text:p text:style-name="P10"><text:s text:c="2"/>809 <text:s/>ifconfig -a</text:p>
      <text:p text:style-name="P10"><text:s text:c="2"/>810 <text:s/>traceroute 192.168.0.108</text:p>
      <text:p text:style-name="P10"><text:s text:c="2"/>811 <text:s/>tracepath 192.168.0.108</text:p>
      <text:p text:style-name="P10"><text:s text:c="2"/>812 <text:s/>ifplugstatus</text:p>
      <text:p text:style-name="P10"><text:s text:c="2"/>813 <text:s/>sudo apt install ifplugd</text:p>
      <text:p text:style-name="P10"><text:s text:c="2"/>814 <text:s/>ifplugd</text:p>
      <text:p text:style-name="P10"><text:s text:c="2"/>815 <text:s/>sudo -i</text:p>
      <text:p text:style-name="P10"><text:s text:c="2"/>816 <text:s/>sudo apt-get update</text:p>
      <text:p text:style-name="P10"><text:s text:c="2"/>817 <text:s/>sudo apt-get install mysql</text:p>
      <text:p text:style-name="P10"><text:soft-page-break/><text:s text:c="2"/>818 <text:s/>sudo apt-get update</text:p>
      <text:p text:style-name="P10"><text:s text:c="2"/>819 <text:s/>sudo apt-get install mysql-server</text:p>
      <text:p text:style-name="P10"><text:s text:c="2"/>820 <text:s/>sudo mysql_secure_installation</text:p>
      <text:p text:style-name="P10"><text:s text:c="2"/>821 <text:s/>$ systemctl status mysql.service</text:p>
      <text:p text:style-name="P10"><text:s text:c="2"/>822 <text:s/>systemctl status mysql.service</text:p>
      <text:p text:style-name="P10"><text:s text:c="2"/>823 <text:s/>sudo systemctl mysql start</text:p>
      <text:p text:style-name="P10"><text:s text:c="2"/>824 <text:s/>/etc/rc.d/init.d/mysqld start</text:p>
      <text:p text:style-name="P10"><text:s text:c="2"/>825 <text:s/>apt-get install mysql-client</text:p>
      <text:p text:style-name="P10"><text:s text:c="2"/>826 <text:s/>sudo apt-get install mysql-client</text:p>
      <text:p text:style-name="P10"><text:s text:c="2"/>827 <text:s/>/etc/rc.d/init.d/mysqld start</text:p>
      <text:p text:style-name="P10"><text:s text:c="2"/>828 <text:s/>mysql</text:p>
      <text:p text:style-name="P10"><text:s text:c="2"/>829 <text:s/>sudo -i</text:p>
      <text:p text:style-name="P10"><text:s text:c="2"/>830 <text:s/>mysql -u root -p</text:p>
      <text:p text:style-name="P10"><text:s text:c="2"/>831 <text:s/>ls</text:p>
      <text:p text:style-name="P10"><text:s text:c="2"/>832 <text:s/>cd Desktop/</text:p>
      <text:p text:style-name="P10"><text:s text:c="2"/>833 <text:s/>mkdir Himanshu</text:p>
      <text:p text:style-name="P10"><text:s text:c="2"/>834 <text:s/>cd Himanshu</text:p>
      <text:p text:style-name="P10"><text:s text:c="2"/>835 <text:s/>vi file1</text:p>
      <text:p text:style-name="P10"><text:s text:c="2"/>836 <text:s/>vi file2</text:p>
      <text:p text:style-name="P10"><text:s text:c="2"/>837 <text:s/>cd ..</text:p>
      <text:p text:style-name="P10"><text:s text:c="2"/>838 <text:s/>mkdir Fold</text:p>
      <text:p text:style-name="P10"><text:s text:c="2"/>839 <text:s/>cd Desktop/</text:p>
      <text:p text:style-name="P10"><text:s text:c="2"/>840 <text:s/>mkdir fold</text:p>
      <text:p text:style-name="P10"><text:s text:c="2"/>841 <text:s/>cp /Himanshu/file1,file2 /fold </text:p>
      <text:p text:style-name="P10"><text:s text:c="2"/>842 <text:s/>cp /Himanshu/file1 /fold </text:p>
      <text:p text:style-name="P10"><text:s text:c="2"/>843 <text:s/>cp Himanshu/file1 /fold </text:p>
      <text:p text:style-name="P10"><text:s text:c="2"/>844 <text:s/>cp Desktop/Himanshu/file1 Desktop/fold </text:p>
      <text:p text:style-name="P10"><text:s text:c="2"/>845 <text:s/>cp Himanshu/file1 Desktop/fold </text:p>
      <text:p text:style-name="P10"><text:s text:c="2"/>846 <text:s/>ls </text:p>
      <text:p text:style-name="P10"><text:s text:c="2"/>847 <text:s/>cp Himanshu/file1 fold/</text:p>
      <text:p text:style-name="P10"><text:s text:c="2"/>848 <text:s/>cp Himanshu/file1,file2 fold/</text:p>
      <text:p text:style-name="P10"><text:s text:c="2"/>849 <text:s/>cp Himanshu/file1, file2 fold/</text:p>
      <text:p text:style-name="P10"><text:s text:c="2"/>850 <text:s/>cp Himanshu/file1, Hiamsnhu/file2 fold/</text:p>
      <text:p text:style-name="P10"><text:s text:c="2"/>851 <text:s/>cp Himanshu/file1, Himanshu/file2 fold/</text:p>
      <text:p text:style-name="P10"><text:s text:c="2"/>852 <text:s/>cd Himanshu</text:p>
      <text:p text:style-name="P10"><text:s text:c="2"/>853 <text:s/>git add Himanshu</text:p>
      <text:p text:style-name="P10"><text:s text:c="2"/>854 <text:s/>git initial</text:p>
      <text:p text:style-name="P10"><text:s text:c="2"/>855 <text:s/>git init</text:p>
      <text:p text:style-name="P10"><text:s text:c="2"/>856 <text:s/>git add .</text:p>
      <text:p text:style-name="P10"><text:s text:c="2"/>857 <text:s/>git commit -m "Test"</text:p>
      <text:p text:style-name="P10"><text:s text:c="2"/>858 <text:s/>git add file1</text:p>
      <text:p text:style-name="P10"><text:s text:c="2"/>859 <text:s/>git add file2</text:p>
      <text:p text:style-name="P10"><text:s text:c="2"/>860 <text:s/>git commit -m "Test'</text:p>
      <text:p text:style-name="P10"><text:s text:c="2"/>861 <text:s/>"</text:p>
      <text:p text:style-name="P10"><text:s text:c="2"/>862 <text:s/>git commit -m "Test"</text:p>
      <text:p text:style-name="P10"><text:s text:c="2"/>863 <text:s/>git add file1</text:p>
      <text:p text:style-name="P10"><text:s text:c="2"/>864 <text:s/>git add file2</text:p>
      <text:p text:style-name="P10"><text:s text:c="2"/>865 <text:s/>git commit -m "Test"</text:p>
      <text:p text:style-name="P10"><text:s text:c="2"/>866 <text:s/>git remote add origin https://github.com/imhimanshuk/Himanshu</text:p>
      <text:p text:style-name="P10"><text:s text:c="2"/>867 <text:s/>git add file1</text:p>
      <text:p text:style-name="P10"><text:s text:c="2"/>868 <text:s/>git add file2</text:p>
      <text:p text:style-name="P10"><text:s text:c="2"/>869 <text:s/>git commit -m "test"</text:p>
      <text:p text:style-name="P10"><text:soft-page-break/><text:s text:c="2"/>870 <text:s/>git value origin master</text:p>
      <text:p text:style-name="P10"><text:s text:c="2"/>871 <text:s/>git --help</text:p>
      <text:p text:style-name="P10"><text:s text:c="2"/>872 <text:s/>git commit origin master</text:p>
      <text:p text:style-name="P10"><text:s text:c="2"/>873 <text:s/>git puch origin master</text:p>
      <text:p text:style-name="P10"><text:s text:c="2"/>874 <text:s/>git push origin master</text:p>
      <text:p text:style-name="P10"><text:s text:c="2"/>875 <text:s/>gedit file3</text:p>
      <text:p text:style-name="P10"><text:s text:c="2"/>876 <text:s/>git add file3</text:p>
      <text:p text:style-name="P10"><text:s text:c="2"/>877 <text:s/>git rm file2</text:p>
      <text:p text:style-name="P10"><text:s text:c="2"/>878 <text:s/>git commit -m "Test"</text:p>
      <text:p text:style-name="P10"><text:s text:c="2"/>879 <text:s/>git push origin master</text:p>
      <text:p text:style-name="P10"><text:s text:c="2"/>880 <text:s/>cd ..</text:p>
      <text:p text:style-name="P10"><text:s text:c="2"/>881 <text:s/>ifconfig</text:p>
      <text:p text:style-name="P10"><text:s text:c="2"/>882 <text:s/>cd ~/Desktop/</text:p>
      <text:p text:style-name="P10"><text:s text:c="2"/>883 <text:s/>ls</text:p>
      <text:p text:style-name="P10"><text:s text:c="2"/>884 <text:s/>cd Himanshu/</text:p>
      <text:p text:style-name="P10"><text:s text:c="2"/>885 <text:s/>ls</text:p>
      <text:p text:style-name="P10"><text:s text:c="2"/>886 <text:s/>scp file1 vishal@192.168.0.126:/Desktop</text:p>
      <text:p text:style-name="P10"><text:s text:c="2"/>887 <text:s/>ifconfig</text:p>
      <text:p text:style-name="P10"><text:s text:c="2"/>888 <text:s/>sudo ufw enable</text:p>
      <text:p text:style-name="P10"><text:s text:c="2"/>889 <text:s/>sudo ufw allow 22</text:p>
      <text:p text:style-name="P10"><text:s text:c="2"/>890 <text:s/>sudo apt-get install openssh-server </text:p>
      <text:p text:style-name="P10"><text:s text:c="2"/>891 <text:s/>sudo ufw status</text:p>
      <text:p text:style-name="P10"><text:s text:c="2"/>892 <text:s/>sudo scp file1 vishal@192.168.0.126:/Desktop</text:p>
      <text:p text:style-name="P10"><text:s text:c="2"/>893 <text:s/>sudo scp file1 vinay@192.168.0.113:/Desktop</text:p>
      <text:p text:style-name="P10"><text:s text:c="2"/>894 <text:s/>cp file1 vinay@192.168.0.113:/Desktop</text:p>
      <text:p text:style-name="P10"><text:s text:c="2"/>895 <text:s/>cp file1 vinay@192.168.0.113:~/Desktop</text:p>
      <text:p text:style-name="P10"><text:s text:c="2"/>896 <text:s/>cp file1 vinay@192.168.0.113:/</text:p>
      <text:p text:style-name="P10"><text:s text:c="2"/>897 <text:s/>scp file1 vinay@192.168.0.113:/</text:p>
      <text:p text:style-name="P10"><text:s text:c="2"/>898 <text:s/>scp file1 vinay@192.168.0.113:/Desktop</text:p>
      <text:p text:style-name="P10"><text:s text:c="2"/>899 <text:s/>cd ..</text:p>
      <text:p text:style-name="P10"><text:s text:c="2"/>900 <text:s/>chmod 777 Himanshu</text:p>
      <text:p text:style-name="P10"><text:s text:c="2"/>901 <text:s/>cd Himanshu</text:p>
      <text:p text:style-name="P10"><text:s text:c="2"/>902 <text:s/>ls</text:p>
      <text:p text:style-name="P10"><text:s text:c="2"/>903 <text:s/>scp file1 khusbhu@192.168.0.126:~/Desktop/vishal</text:p>
      <text:p text:style-name="P10"><text:s text:c="2"/>904 <text:s/>cp file3 ~/Desktop/fold</text:p>
      <text:p text:style-name="P10"><text:s text:c="2"/>905 <text:s/>cd ..</text:p>
      <text:p text:style-name="P10"><text:s text:c="2"/>906 <text:s/>cd fold</text:p>
      <text:p text:style-name="P10"><text:s text:c="2"/>907 <text:s/>ls</text:p>
      <text:p text:style-name="P10"><text:s text:c="2"/>908 <text:s/>history</text:p>
      <text:p text:style-name="P3"/>
      <text:p text:style-name="P3"/>
      <text:p text:style-name="P4">Status 03/02/2017</text:p>
      <text:p text:style-name="P4"/>
      <text:p text:style-name="P5"><text:s text:c="2"/></text:p>
      <text:p text:style-name="P11"><text:s text:c="2"/>909 <text:s/>git add Linux.odt</text:p>
      <text:p text:style-name="P11"><text:s text:c="2"/>910 <text:s/>git add Linux</text:p>
      <text:p text:style-name="P11"><text:s text:c="2"/>911 <text:s/>alias clr=clear</text:p>
      <text:p text:style-name="P11"><text:s text:c="2"/>912 <text:s/>clr</text:p>
      <text:p text:style-name="P11"><text:s text:c="2"/>913 <text:s/>cd Linux/</text:p>
      <text:p text:style-name="P11"><text:s text:c="2"/>914 <text:s/>git add Linux</text:p>
      <text:p text:style-name="P11"><text:s text:c="2"/>915 <text:s/>git add Linux.odt</text:p>
      <text:p text:style-name="P11"><text:s text:c="2"/>916 <text:s/>git commit -m "Update 02/02/2017"</text:p>
      <text:p text:style-name="P11"><text:soft-page-break/><text:s text:c="2"/>917 <text:s/>git push origin master</text:p>
      <text:p text:style-name="P11"><text:s text:c="2"/>918 <text:s/>git commit -m "Update 02/02/2017"</text:p>
      <text:p text:style-name="P11"><text:s text:c="2"/>919 <text:s/>git push origin master</text:p>
      <text:p text:style-name="P11"><text:s text:c="2"/>920 <text:s/>sudo apt-get update</text:p>
      <text:p text:style-name="P11"><text:s text:c="2"/>921 <text:s/>sudo apt-get install postgresql postgresql-contrib</text:p>
      <text:p text:style-name="P11"><text:s text:c="2"/>922 <text:s/>psql</text:p>
      <text:p text:style-name="P11"><text:s text:c="2"/>923 <text:s/>sudo s - postgres</text:p>
      <text:p text:style-name="P11"><text:s text:c="2"/>924 <text:s/>sudo su - postgres</text:p>
      <text:p text:style-name="P11"><text:s text:c="2"/>925 <text:s/>clr</text:p>
      <text:p text:style-name="P11"><text:s text:c="2"/>926 <text:s/>cd ..</text:p>
      <text:p text:style-name="P11"><text:s text:c="2"/>927 <text:s/>cd Desktop/</text:p>
      <text:p text:style-name="P11"><text:s text:c="2"/>928 <text:s/>cd Himanshu/</text:p>
      <text:p text:style-name="P11"><text:s text:c="2"/>929 <text:s/>ls</text:p>
      <text:p text:style-name="P11"><text:s text:c="2"/>930 <text:s/>cd ..</text:p>
      <text:p text:style-name="P11"><text:s text:c="2"/>931 <text:s/>ls</text:p>
      <text:p text:style-name="P11"><text:s text:c="2"/>932 <text:s/>cp ~/Desktop/Himanshu/* ~/Desktop/fold/</text:p>
      <text:p text:style-name="P11"><text:s text:c="2"/>933 <text:s/>cd fold</text:p>
      <text:p text:style-name="P11"><text:s text:c="2"/>934 <text:s/>ls</text:p>
      <text:p text:style-name="P11"><text:s text:c="2"/>935 <text:s/>cd </text:p>
      <text:p text:style-name="P11"><text:s text:c="2"/>936 <text:s/>cd <text:s/>~/Desktop/Himanshu/</text:p>
      <text:p text:style-name="P11"><text:s text:c="2"/>937 <text:s/>cd</text:p>
      <text:p text:style-name="P11"><text:s text:c="2"/>938 <text:s/>ps</text:p>
      <text:p text:style-name="P11"><text:s text:c="2"/>939 <text:s/>kill 2407 </text:p>
      <text:p text:style-name="P11"><text:s text:c="2"/>940 <text:s/>ps</text:p>
      <text:p text:style-name="P11"><text:s text:c="2"/>941 <text:s/>ps -e</text:p>
      <text:p text:style-name="P11"><text:s text:c="2"/>942 <text:s/>ps -ef</text:p>
      <text:p text:style-name="P11"><text:s text:c="2"/>943 <text:s/>ps -efl</text:p>
      <text:p text:style-name="P11"><text:s text:c="2"/>944 <text:s/>ps -u root</text:p>
      <text:p text:style-name="P11"><text:s text:c="2"/>945 <text:s/>ps -U root -u root u</text:p>
      <text:p text:style-name="P11"><text:s text:c="2"/>946 <text:s/>clr</text:p>
      <text:p text:style-name="P11"><text:s text:c="2"/>947 <text:s/>/bin/kill</text:p>
      <text:p text:style-name="P11"><text:s text:c="2"/>948 <text:s/>kill(1)</text:p>
      <text:p text:style-name="P11"><text:s text:c="2"/>949 <text:s/>/bin/kill(1)</text:p>
      <text:p text:style-name="P11"><text:s text:c="2"/>950 <text:s/>ls -l</text:p>
      <text:p text:style-name="P11"><text:s text:c="2"/>951 <text:s/>ls -a</text:p>
      <text:p text:style-name="P11"><text:s text:c="2"/>952 <text:s/>ls --version</text:p>
      <text:p text:style-name="P11"><text:s text:c="2"/>953 <text:s/>mkdir -p ~/Desktop/Himanshu/1/2/3</text:p>
      <text:p text:style-name="P11"><text:s text:c="2"/>954 <text:s/>cd ~/Desktop/Himanshu/</text:p>
      <text:p text:style-name="P11"><text:s text:c="2"/>955 <text:s/>ls</text:p>
      <text:p text:style-name="P11"><text:s text:c="2"/>956 <text:s/>cd 1</text:p>
      <text:p text:style-name="P11"><text:s text:c="2"/>957 <text:s/>ls</text:p>
      <text:p text:style-name="P11"><text:s text:c="2"/>958 <text:s/>cd 2</text:p>
      <text:p text:style-name="P11"><text:s text:c="2"/>959 <text:s/>ls</text:p>
      <text:p text:style-name="P11"><text:s text:c="2"/>960 <text:s/>cd</text:p>
      <text:p text:style-name="P11"><text:s text:c="2"/>961 <text:s/>rmdir ~/Desktop/Himanshu/</text:p>
      <text:p text:style-name="P11"><text:s text:c="2"/>962 <text:s/>cd ~/Desktop/Himanshu/</text:p>
      <text:p text:style-name="P11"><text:s text:c="2"/>963 <text:s/>rmdir ~/Himanshu/</text:p>
      <text:p text:style-name="P11"><text:s text:c="2"/>964 <text:s/>rmdir -p ~/Himanshu/</text:p>
      <text:p text:style-name="P11"><text:s text:c="2"/>965 <text:s/>rmdir -p Himanshu/</text:p>
      <text:p text:style-name="P11"><text:s text:c="2"/>966 <text:s/>rmdir -p 1/2/3</text:p>
      <text:p text:style-name="P11"><text:s text:c="2"/>967 <text:s/>ls</text:p>
      <text:p text:style-name="P11"><text:s text:c="2"/>968 <text:s/>file </text:p>
      <text:p text:style-name="P11"><text:soft-page-break/><text:s text:c="2"/>969 <text:s/>file file1</text:p>
      <text:p text:style-name="P11"><text:s text:c="2"/>970 <text:s/>file *</text:p>
      <text:p text:style-name="P11"><text:s text:c="2"/>971 <text:s/>mkdir -p 1/2/3</text:p>
      <text:p text:style-name="P11"><text:s text:c="2"/>972 <text:s/>ls</text:p>
      <text:p text:style-name="P11"><text:s text:c="2"/>973 <text:s/>cd 1</text:p>
      <text:p text:style-name="P11"><text:s text:c="2"/>974 <text:s/>ls</text:p>
      <text:p text:style-name="P11"><text:s text:c="2"/>975 <text:s/>cd ..</text:p>
      <text:p text:style-name="P11"><text:s text:c="2"/>976 <text:s/>cp -r 1/2/3 ~/Desktop/fold/</text:p>
      <text:p text:style-name="P11"><text:s text:c="2"/>977 <text:s/>cd ..</text:p>
      <text:p text:style-name="P11"><text:s text:c="2"/>978 <text:s/>cd fold</text:p>
      <text:p text:style-name="P11"><text:s text:c="2"/>979 <text:s/>ls</text:p>
      <text:p text:style-name="P11"><text:s text:c="2"/>980 <text:s/>cp -r 1/ ~/Desktop/fold/</text:p>
      <text:p text:style-name="P11"><text:s text:c="2"/>981 <text:s/>cd ..</text:p>
      <text:p text:style-name="P11"><text:s text:c="2"/>982 <text:s/>cd Himanshu/</text:p>
      <text:p text:style-name="P11"><text:s text:c="2"/>983 <text:s/>cp -r 1/ ~/Desktop/fold/</text:p>
      <text:p text:style-name="P11"><text:s text:c="2"/>984 <text:s/>cd ..</text:p>
      <text:p text:style-name="P11"><text:s text:c="2"/>985 <text:s/>cd fold</text:p>
      <text:p text:style-name="P11"><text:s text:c="2"/>986 <text:s/>ls</text:p>
      <text:p text:style-name="P11"><text:s text:c="2"/>987 <text:s/>cd 1</text:p>
      <text:p text:style-name="P11"><text:s text:c="2"/>988 <text:s/>ls</text:p>
      <text:p text:style-name="P11"><text:s text:c="2"/>989 <text:s/>cd 2</text:p>
      <text:p text:style-name="P11"><text:s text:c="2"/>990 <text:s/>ls</text:p>
      <text:p text:style-name="P11"><text:s text:c="2"/>991 <text:s/>touch loo</text:p>
      <text:p text:style-name="P11"><text:s text:c="2"/>992 <text:s/>cd ..</text:p>
      <text:p text:style-name="P11"><text:s text:c="2"/>993 <text:s/>touch loop</text:p>
      <text:p text:style-name="P11"><text:s text:c="2"/>994 <text:s/>ls</text:p>
      <text:p text:style-name="P11"><text:s text:c="2"/>995 <text:s/>cd 2</text:p>
      <text:p text:style-name="P11"><text:s text:c="2"/>996 <text:s/>ls</text:p>
      <text:p text:style-name="P11"><text:s text:c="2"/>997 <text:s/>cd 3</text:p>
      <text:p text:style-name="P11"><text:s text:c="2"/>998 <text:s/>ls</text:p>
      <text:p text:style-name="P11"><text:s text:c="2"/>999 <text:s/>touch like</text:p>
      <text:p text:style-name="P11"><text:s/>1000 <text:s/>ls</text:p>
      <text:p text:style-name="P11"><text:s/>1001 <text:s/>cd ..</text:p>
      <text:p text:style-name="P11"><text:s/>1002 <text:s/>cd ~/Desktop/</text:p>
      <text:p text:style-name="P11"><text:s/>1003 <text:s/>cp -r fold/ ~/Desktop/Himanshu/</text:p>
      <text:p text:style-name="P11"><text:s/>1004 <text:s/>cd Himanshu/</text:p>
      <text:p text:style-name="P11"><text:s/>1005 <text:s/>ls</text:p>
      <text:p text:style-name="P11"><text:s/>1006 <text:s/>cd fold/</text:p>
      <text:p text:style-name="P11"><text:s/>1007 <text:s/>ls</text:p>
      <text:p text:style-name="P11"><text:s/>1008 <text:s/>cd 1</text:p>
      <text:p text:style-name="P11"><text:s/>1009 <text:s/>ls</text:p>
      <text:p text:style-name="P11"><text:s/>1010 <text:s/>clr</text:p>
      <text:p text:style-name="P11"><text:s/>1011 <text:s/>cd ~/Desktop/</text:p>
      <text:p text:style-name="P11"><text:s/>1012 <text:s/>ls</text:p>
      <text:p text:style-name="P11"><text:s/>1013 <text:s/>cd Himanshu/</text:p>
      <text:p text:style-name="P11"><text:s/>1014 <text:s/>ls</text:p>
      <text:p text:style-name="P11"><text:s/>1015 <text:s/>cd ..</text:p>
      <text:p text:style-name="P11"><text:s/>1016 <text:s/>ls</text:p>
      <text:p text:style-name="P11"><text:s/>1017 <text:s/>cd <text:s/>fold</text:p>
      <text:p text:style-name="P11"><text:s/>1018 <text:s/>ls</text:p>
      <text:p text:style-name="P11"><text:s/>1019 <text:s/>rm *</text:p>
      <text:p text:style-name="P11"><text:s/>1020 <text:s/>ls</text:p>
      <text:p text:style-name="P11"><text:soft-page-break/><text:s/>1021 <text:s/>rmdir -a *</text:p>
      <text:p text:style-name="P11"><text:s/>1022 <text:s/>rmdir *</text:p>
      <text:p text:style-name="P11"><text:s/>1023 <text:s/>rmdir -p</text:p>
      <text:p text:style-name="P11"><text:s/>1024 <text:s/>rmdir -p 1</text:p>
      <text:p text:style-name="P11"><text:s/>1025 <text:s/>1/2/3</text:p>
      <text:p text:style-name="P11"><text:s/>1026 <text:s/>rmdir -p 1/2/3</text:p>
      <text:p text:style-name="P11"><text:s/>1027 <text:s/>cp ~/Desktop/Himanshu/* ~/Desktop/fold/</text:p>
      <text:p text:style-name="P11"><text:s/>1028 <text:s/>cp -r ~/Desktop/Himanshu/* ~/Desktop/fold/</text:p>
      <text:p text:style-name="P11"><text:s/>1029 <text:s/>cd</text:p>
      <text:p text:style-name="P11"><text:s/>1030 <text:s/>ls</text:p>
      <text:p text:style-name="P11"><text:s/>1031 <text:s/>cd ~/Desktop/Himanshu/</text:p>
      <text:p text:style-name="P11"><text:s/>1032 <text:s/>ls</text:p>
      <text:p text:style-name="P11"><text:s/>1033 <text:s/>cat file1 | grep t</text:p>
      <text:p text:style-name="P11"><text:s/>1034 <text:s/>ls file1 | grep t</text:p>
      <text:p text:style-name="P11"><text:s/>1035 <text:s/>ls ~/Desktop/ | gerp H</text:p>
      <text:p text:style-name="P11"><text:s/>1036 <text:s/>ls ~/Desktop/ | grep H</text:p>
      <text:p text:style-name="P11"><text:s/>1037 <text:s/>ls -a</text:p>
      <text:p text:style-name="P11"><text:s/>1038 <text:s/>ls -l</text:p>
      <text:p text:style-name="P11"><text:s/>1039 <text:s/>cd</text:p>
      <text:p text:style-name="P11"><text:s/>1040 <text:s/>mysql -u root -p</text:p>
      <text:p text:style-name="P11"><text:s/>1041 <text:s/>mysql -u root -p;</text:p>
      <text:p text:style-name="P11"><text:s/>1042 <text:s/>shutdown -a</text:p>
      <text:p text:style-name="P11"><text:s/>1043 <text:s/>shutdown --help</text:p>
      <text:p text:style-name="P11"><text:s/>1044 <text:s/>shutdown -r</text:p>
      <text:p text:style-name="P11"><text:s/>1045 <text:s/>shutdown -c</text:p>
      <text:p text:style-name="P11"><text:s/>1046 <text:s/>mysql -u </text:p>
      <text:p text:style-name="P11"><text:s/>1047 <text:s/>mysql -u root -p</text:p>
      <text:p text:style-name="P11"><text:s/>1048 <text:s/>clr</text:p>
      <text:p text:style-name="P11"><text:s/>1049 <text:s/>alias clr=clear</text:p>
      <text:p text:style-name="P11"><text:s/>1050 <text:s/>clr</text:p>
      <text:p text:style-name="P11"><text:s/>1051 <text:s/>history</text:p>
      <text:p text:style-name="P14">1318 <text:s/>pwd</text:p>
      <text:p text:style-name="P14"><text:s/>1319 <text:s/>cd /home</text:p>
      <text:p text:style-name="P14"><text:s/>1320 <text:s/>cd ..</text:p>
      <text:p text:style-name="P14"><text:s/>1321 <text:s/>ls</text:p>
      <text:p text:style-name="P14"><text:s/>1322 <text:s/>cd</text:p>
      <text:p text:style-name="P14"><text:s/>1323 <text:s/>ls</text:p>
      <text:p text:style-name="P14"><text:s/>1324 <text:s/>cd /home</text:p>
      <text:p text:style-name="P14"><text:s/>1325 <text:s/>ls</text:p>
      <text:p text:style-name="P14"><text:s/>1326 <text:s/>cd </text:p>
      <text:p text:style-name="P14"><text:s/>1327 <text:s/>cd /home/himanshu/Training/Linux/</text:p>
      <text:p text:style-name="P14"><text:s/>1328 <text:s/>cd</text:p>
      <text:p text:style-name="P14"><text:s/>1329 <text:s/>cd /home/himanshu/</text:p>
      <text:p text:style-name="P14"><text:s/>1330 <text:s/>cd ..</text:p>
      <text:p text:style-name="P14"><text:s/>1331 <text:s/>cd</text:p>
      <text:p text:style-name="P14"><text:s/>1332 <text:s/>cd ..</text:p>
      <text:p text:style-name="P14"><text:s/>1333 <text:s/>cd</text:p>
      <text:p text:style-name="P14"><text:s/>1334 <text:s/>clear</text:p>
      <text:p text:style-name="P14"><text:s/>1335 <text:s/>cd Training/</text:p>
      <text:p text:style-name="P14"><text:s/>1336 <text:s/>ls</text:p>
      <text:p text:style-name="P14"><text:s/>1337 <text:s/>ls HTML/</text:p>
      <text:p text:style-name="P14"><text:s/>1338 <text:s/>cd</text:p>
      <text:p text:style-name="P14"><text:soft-page-break/><text:s/>1339 <text:s/>ls /home/himanshu/Training/HTML/</text:p>
      <text:p text:style-name="P14"><text:s/>1340 <text:s/>clear</text:p>
      <text:p text:style-name="P14"><text:s/>1341 <text:s/>ls</text:p>
      <text:p text:style-name="P14"><text:s/>1342 <text:s/>ls -a</text:p>
      <text:p text:style-name="P14"><text:s/>1343 <text:s/>ls -l</text:p>
      <text:p text:style-name="P14"><text:s/>1344 <text:s/>ls -lh</text:p>
      <text:p text:style-name="P14"><text:s/>1345 <text:s/>ls /home/himanshu/Training/HTML/</text:p>
      <text:p text:style-name="P14"><text:s/>1346 <text:s/>ls -lh/home/himanshu/Training/HTML/</text:p>
      <text:p text:style-name="P14"><text:s/>1347 <text:s/>ls -lh /home/himanshu/Training/HTML/</text:p>
      <text:p text:style-name="P14"><text:s/>1348 <text:s/>ls -h /home/himanshu/Training/HTML/</text:p>
      <text:p text:style-name="P14"><text:s/>1349 <text:s/>ls -lh /home/himanshu/Training/HTML/</text:p>
      <text:p text:style-name="P14"><text:s/>1350 <text:s/>ls -l --block-size=K</text:p>
      <text:p text:style-name="P14"><text:s/>1351 <text:s/>ls -lh --block-size=K</text:p>
      <text:p text:style-name="P14"><text:s/>1352 <text:s/>clear</text:p>
      <text:p text:style-name="P14"><text:s/>1353* </text:p>
      <text:p text:style-name="P14"><text:s/>1354 <text:s/>clear</text:p>
      <text:p text:style-name="P14"><text:s/>1355 <text:s/>ls -lhS --block-size=K</text:p>
      <text:p text:style-name="P14"><text:s/>1356 <text:s/>ls -d </text:p>
      <text:p text:style-name="P14"><text:s/>1357 <text:s/>ls -d */</text:p>
      <text:p text:style-name="P14"><text:s/>1358 <text:s/>ls -d /home/himanshu/*</text:p>
      <text:p text:style-name="P14"><text:s/>1359 <text:s/>ls -d *</text:p>
      <text:p text:style-name="P14"><text:s/>1360 <text:s/>ls -d */</text:p>
      <text:p text:style-name="P14"><text:s/>1361 <text:s/>clear</text:p>
      <text:p text:style-name="P14"><text:s/>1362 <text:s/>ls</text:p>
      <text:p text:style-name="P14"><text:s/>1363 <text:s/>ls -g</text:p>
      <text:p text:style-name="P14"><text:s/>1364 <text:s/>clear</text:p>
      <text:p text:style-name="P14"><text:s/>1365 <text:s/>ls -lh</text:p>
      <text:p text:style-name="P14"><text:s/>1366 <text:s/>ls -g</text:p>
      <text:p text:style-name="P14"><text:s/>1367 <text:s/>ls -lG</text:p>
      <text:p text:style-name="P14"><text:s/>1368 <text:s/>clear</text:p>
      <text:p text:style-name="P14"><text:s/>1369 <text:s/>ls</text:p>
      <text:p text:style-name="P14"><text:s/>1370 <text:s/>ls --color=auto</text:p>
      <text:p text:style-name="P14"><text:s/>1371 <text:s/>ls --color=never</text:p>
      <text:p text:style-name="P14"><text:s/>1372 <text:s/>ls -li</text:p>
      <text:p text:style-name="P14"><text:s/>1373 <text:s/>ls</text:p>
      <text:p text:style-name="P14"><text:s/>1374 <text:s/>ls -lh</text:p>
      <text:p text:style-name="P14"><text:s/>1375 <text:s/>ls -l</text:p>
      <text:p text:style-name="P14"><text:s/>1376 <text:s/>ls -p</text:p>
      <text:p text:style-name="P14"><text:s/>1377 <text:s/>ls -r</text:p>
      <text:p text:style-name="P14"><text:s/>1378 <text:s/>ls</text:p>
      <text:p text:style-name="P14"><text:s/>1379 <text:s/>ls -r</text:p>
      <text:p text:style-name="P14"><text:s/>1380 <text:s/>ls -R</text:p>
      <text:p text:style-name="P14"><text:s/>1381 <text:s/>cd Training/</text:p>
      <text:p text:style-name="P14"><text:s/>1382 <text:s/>ls -R</text:p>
      <text:p text:style-name="P14"><text:s/>1383 <text:s/>ls -R -p</text:p>
      <text:p text:style-name="P14"><text:s/>1384 <text:s/>ls -lX</text:p>
      <text:p text:style-name="P14"><text:s/>1385 <text:s/>cd HTML/</text:p>
      <text:p text:style-name="P14"><text:s/>1386 <text:s/>ls -lX</text:p>
      <text:p text:style-name="P14"><text:s/>1387 <text:s/>ls</text:p>
      <text:p text:style-name="P14"><text:s/>1388 <text:s/>ls ~</text:p>
      <text:p text:style-name="P14"><text:s/>1389 <text:s/>ls -lt</text:p>
      <text:p text:style-name="P14"><text:s/>1390 <text:s/>ls -lh</text:p>
      <text:p text:style-name="P14"><text:soft-page-break/><text:s/>1391 <text:s/>ls</text:p>
      <text:p text:style-name="P14"><text:s/>1392 <text:s/>ls ~</text:p>
      <text:p text:style-name="P14"><text:s/>1393 <text:s/>cd</text:p>
      <text:p text:style-name="P14"><text:s/>1394 <text:s/>ls</text:p>
      <text:p text:style-name="P14"><text:s/>1395 <text:s/>ls ../</text:p>
      <text:p text:style-name="P14"><text:s/>1396 <text:s/>ls /</text:p>
      <text:p text:style-name="P14"><text:s/>1397 <text:s/>ls --version</text:p>
      <text:p text:style-name="P14"><text:s/>1398 <text:s/>ls</text:p>
      <text:p text:style-name="P14"><text:s/>1399 <text:s/>cd <text:s/>Desktop/</text:p>
      <text:p text:style-name="P14"><text:s/>1400 <text:s/>ls</text:p>
      <text:p text:style-name="P14"><text:s/>1401 <text:s/>ls -p</text:p>
      <text:p text:style-name="P14"><text:s/>1402 <text:s/>rmdir fold</text:p>
      <text:p text:style-name="P14"><text:s/>1403 <text:s/>cd fold</text:p>
      <text:p text:style-name="P14"><text:s/>1404 <text:s/>ls</text:p>
      <text:p text:style-name="P14"><text:s/>1405 <text:s/>rm 1</text:p>
      <text:p text:style-name="P14"><text:s/>1406 <text:s/>cd </text:p>
      <text:p text:style-name="P14"><text:s/>1407 <text:s/>cd Desktop/</text:p>
      <text:p text:style-name="P14"><text:s/>1408 <text:s/>ls</text:p>
      <text:p text:style-name="P14"><text:s/>1409 <text:s/>cd</text:p>
      <text:p text:style-name="P14"><text:s/>1410 <text:s/>mkdir dir11</text:p>
      <text:p text:style-name="P14"><text:s/>1411 <text:s/>ls</text:p>
      <text:p text:style-name="P14"><text:s/>1412 <text:s/>mkdir Desktop/dir1</text:p>
      <text:p text:style-name="P14"><text:s/>1413 <text:s/>cd Desktop/</text:p>
      <text:p text:style-name="P14"><text:s/>1414 <text:s/>cd</text:p>
      <text:p text:style-name="P14"><text:s/>1415 <text:s/>ls Desktop/</text:p>
      <text:p text:style-name="P14"><text:s/>1416 <text:s/>mkdir Desktop/dir1/dir1.1/dir1.1.1</text:p>
      <text:p text:style-name="P14"><text:s/>1417* </text:p>
      <text:p text:style-name="P14"><text:s/>1418 <text:s/>mkdir Desktop/dir1/dir1.1 dir1.2</text:p>
      <text:p text:style-name="P14"><text:s/>1419 <text:s/>ls Desktop/dir1/</text:p>
      <text:p text:style-name="P14"><text:s/>1420 <text:s/>ls Desktop/dir1/dir1.1</text:p>
      <text:p text:style-name="P14"><text:s/>1421 <text:s/>cd Desktop/</text:p>
      <text:p text:style-name="P14"><text:s/>1422 <text:s/>mkdir dir2 dir3 dir4</text:p>
      <text:p text:style-name="P14"><text:s/>1423 <text:s/>ls</text:p>
      <text:p text:style-name="P14"><text:s/>1424 <text:s/>clear</text:p>
      <text:p text:style-name="P14"><text:s/>1425 <text:s/>cd</text:p>
      <text:p text:style-name="P14"><text:s/>1426 <text:s/>ls</text:p>
      <text:p text:style-name="P14"><text:s/>1427 <text:s/>mkdir Desktop/dir10</text:p>
      <text:p text:style-name="P14"><text:s/>1428 <text:s/>ls Desktop/</text:p>
      <text:p text:style-name="P14"><text:s/>1429 <text:s/>mkdir Desktop/dir1/dir1.1</text:p>
      <text:p text:style-name="P14"><text:s/>1430 <text:s/>mkdir Desktop/dir1 dir1.1</text:p>
      <text:p text:style-name="P14"><text:s/>1431 <text:s/>ls Desktop/</text:p>
      <text:p text:style-name="P14"><text:s/>1432 <text:s/>ls Desktop/dir1/</text:p>
      <text:p text:style-name="P14"><text:s/>1433 <text:s/>mclear</text:p>
      <text:p text:style-name="P14"><text:s/>1434 <text:s/>clear</text:p>
      <text:p text:style-name="P14"><text:s/>1435 <text:s/>mkdir -p Desktop/dir1/dir1.1/dir1.1.1</text:p>
      <text:p text:style-name="P14"><text:s/>1436 <text:s/>ls Desktop/</text:p>
      <text:p text:style-name="P14"><text:s/>1437 <text:s/>ls Desktop/dir1/</text:p>
      <text:p text:style-name="P14"><text:s/>1438 <text:s/>ls Desktop/dir1/dir1.1/</text:p>
      <text:p text:style-name="P14"><text:s/>1439 <text:s/>ls Desktop/dir1/dir1.1/dir1.1.1/</text:p>
      <text:p text:style-name="P14"><text:s/>1440 <text:s/>mkdir -p Desktop/dir2/dir1.1 dir1.1.1</text:p>
      <text:p text:style-name="P14"><text:s/>1441 <text:s/>ls Desktop/dir2</text:p>
      <text:p text:style-name="P14"><text:s/>1442 <text:s/>ls Desktop/dir2/dir1.1/</text:p>
      <text:p text:style-name="P14"><text:soft-page-break/><text:s/>1443 <text:s/>cd Desktop/</text:p>
      <text:p text:style-name="P14"><text:s/>1444 <text:s/>mkdir -v file1 file2 file3</text:p>
      <text:p text:style-name="P14"><text:s/>1445 <text:s/>mkdir -vp dir1/dir1.1/file1</text:p>
      <text:p text:style-name="P14"><text:s/>1446 <text:s/>ls dir1/dir1.1/file1</text:p>
      <text:p text:style-name="P14"><text:s/>1447 <text:s/>ls dir1/dir1.1/</text:p>
      <text:p text:style-name="P14"><text:s/>1448 <text:s/>mkdir -m=777 chor</text:p>
      <text:p text:style-name="P14"><text:s/>1449 <text:s/>ls</text:p>
      <text:p text:style-name="P14"><text:s/>1450 <text:s/>ls -h</text:p>
      <text:p text:style-name="P14"><text:s/>1451 <text:s/>ls -G</text:p>
      <text:p text:style-name="P14"><text:s/>1452 <text:s/>ls -lG</text:p>
      <text:p text:style-name="P14"><text:s/>1453 <text:s/>clear</text:p>
      <text:p text:style-name="P14"><text:s/>1454 <text:s/>ls -p</text:p>
      <text:p text:style-name="P14"><text:s/>1455 <text:s/>ls -Rls -R</text:p>
      <text:p text:style-name="P14"><text:s/>1456 <text:s/>rmdir file3</text:p>
      <text:p text:style-name="P14"><text:s/>1457 <text:s/>ls</text:p>
      <text:p text:style-name="P14"><text:s/>1458 <text:s/>rmdir file2 file1</text:p>
      <text:p text:style-name="P14"><text:s/>1459 <text:s/>ls</text:p>
      <text:p text:style-name="P14"><text:s/>1460 <text:s/>ls dir1/</text:p>
      <text:p text:style-name="P14"><text:s/>1461 <text:s/>ls dir1/dir1.1/</text:p>
      <text:p text:style-name="P14"><text:s/>1462 <text:s/>ls dir2</text:p>
      <text:p text:style-name="P14"><text:s/>1463 <text:s/>ls dir2/dir1.1/</text:p>
      <text:p text:style-name="P14"><text:s/>1464 <text:s/>rmdir -p dir2</text:p>
      <text:p text:style-name="P14"><text:s/>1465 <text:s/>rmdir -p dir2/dir1.1/</text:p>
      <text:p text:style-name="P14"><text:s/>1466 <text:s/>ls</text:p>
      <text:p text:style-name="P14"><text:s/>1467 <text:s/>rmdir -p dir1/dir1.1/dir1.1.1 file1</text:p>
      <text:p text:style-name="P14"><text:s/>1468 <text:s/>cd dir1/dir1.1/</text:p>
      <text:p text:style-name="P14"><text:s/>1469 <text:s/>ls</text:p>
      <text:p text:style-name="P14"><text:s/>1470 <text:s/>cd</text:p>
      <text:p text:style-name="P14"><text:s/>1471 <text:s/>rmdir Desktop/dir1/dir1.1/file1/</text:p>
      <text:p text:style-name="P14"><text:s/>1472 <text:s/>ls</text:p>
      <text:p text:style-name="P14"><text:s/>1473 <text:s/>cd Desktop/</text:p>
      <text:p text:style-name="P14"><text:s/>1474 <text:s/>ls</text:p>
      <text:p text:style-name="P14"><text:s/>1475 <text:s/>rmdir -p dir1/dir1.1/</text:p>
      <text:p text:style-name="P14"><text:s/>1476 <text:s/>ls</text:p>
      <text:p text:style-name="P14"><text:s/>1477 <text:s/>clear</text:p>
      <text:p text:style-name="P14"><text:s/>1478 <text:s/>file</text:p>
      <text:p text:style-name="P14"><text:s/>1479 <text:s/>cd /home/himanshu/Training/HTML/</text:p>
      <text:p text:style-name="P14"><text:s/>1480 <text:s/>file</text:p>
      <text:p text:style-name="P14"><text:s/>1481 <text:s/>ls</text:p>
      <text:p text:style-name="P14"><text:s/>1482 <text:s/>file yahoo.jpeg</text:p>
      <text:p text:style-name="P14"><text:s/>1483 <text:s/>file yahoo</text:p>
      <text:p text:style-name="P14"><text:s/>1484 <text:s/>file yahoo.jpeg</text:p>
      <text:p text:style-name="P14"><text:s/>1485 <text:s/>file yahoo</text:p>
      <text:p text:style-name="P14"><text:s/>1486 <text:s/>file *</text:p>
      <text:p text:style-name="P14"><text:s/>1487 <text:s/>file -s</text:p>
      <text:p text:style-name="P14"><text:s/>1488 <text:s/>file -s google.jpeg</text:p>
      <text:p text:style-name="P14"><text:s/>1489 <text:s/>cd</text:p>
      <text:p text:style-name="P14"><text:s/>1490 <text:s/>file Training/HTML/</text:p>
      <text:p text:style-name="P14"><text:s/>1491 <text:s/>file Training/HTML/*</text:p>
      <text:p text:style-name="P14"><text:s/>1492 <text:s/>cd Training/HTML/</text:p>
      <text:p text:style-name="P14"><text:s/>1493 <text:s/>file *</text:p>
      <text:p text:style-name="P14"><text:s/>1494 <text:s/>file [a-b]</text:p>
      <text:p text:style-name="P14"><text:soft-page-break/><text:s/>1495 <text:s/>file [a-b]*</text:p>
      <text:p text:style-name="P14"><text:s/>1496 <text:s/>file [b-x]*</text:p>
      <text:p text:style-name="P14"><text:s/>1497 <text:s/>file [1-9]*</text:p>
      <text:p text:style-name="P14"><text:s/>1498 <text:s/>file [1-9,a-m]*</text:p>
      <text:p text:style-name="P14"><text:s/>1499 <text:s/>file [1-9]*</text:p>
      <text:p text:style-name="P14"><text:s/>1500 <text:s/>cd</text:p>
      <text:p text:style-name="P14"><text:s/>1501 <text:s/>cd desktop</text:p>
      <text:p text:style-name="P14"><text:s/>1502 <text:s/>cd Desktop/</text:p>
      <text:p text:style-name="P14"><text:s/>1503 <text:s/>ls</text:p>
      <text:p text:style-name="P14"><text:s/>1504 <text:s/>mkdir dir1</text:p>
      <text:p text:style-name="P14"><text:s/>1505 <text:s/>mkdir -p dir2/dir2.1</text:p>
      <text:p text:style-name="P14"><text:s/>1506 <text:s/>ls dir2/</text:p>
      <text:p text:style-name="P14"><text:s/>1507 <text:s/>ls -R</text:p>
      <text:p text:style-name="P14"><text:s/>1508 <text:s/>cd dir1</text:p>
      <text:p text:style-name="P14"><text:s/>1509 <text:s/>cd ..</text:p>
      <text:p text:style-name="P14"><text:s/>1510 <text:s/>cd dir2/dir2.1/</text:p>
      <text:p text:style-name="P14"><text:s/>1511 <text:s/>touch file1 </text:p>
      <text:p text:style-name="P14"><text:s/>1512 <text:s/>touch file2 file3</text:p>
      <text:p text:style-name="P14"><text:s/>1513 <text:s/>ls</text:p>
      <text:p text:style-name="P14"><text:s/>1514 <text:s/>touch -a file1</text:p>
      <text:p text:style-name="P14"><text:s/>1515 <text:s/>stat file1</text:p>
      <text:p text:style-name="P14"><text:s/>1516 <text:s/>touch -a file1</text:p>
      <text:p text:style-name="P14"><text:s/>1517 <text:s/>stat file1</text:p>
      <text:p text:style-name="P14"><text:s/>1518 <text:s/>touch -a file1</text:p>
      <text:p text:style-name="P14"><text:s/>1519 <text:s/>stat file1</text:p>
      <text:p text:style-name="P14"><text:s/>1520 <text:s/>cd ..</text:p>
      <text:p text:style-name="P14"><text:s/>1521 <text:s/>stat dir2.1</text:p>
      <text:p text:style-name="P14"><text:s/>1522 <text:s/>cd dir2.1/</text:p>
      <text:p text:style-name="P14"><text:s/>1523 <text:s/>touch -m file1</text:p>
      <text:p text:style-name="P14"><text:s/>1524 <text:s/>stat file1</text:p>
      <text:p text:style-name="P14"><text:s/>1525 <text:s/>touch -m file1</text:p>
      <text:p text:style-name="P14"><text:s/>1526 <text:s/>stat file1</text:p>
      <text:p text:style-name="P14"><text:s/>1527 <text:s/>stat file2</text:p>
      <text:p text:style-name="P14"><text:s/>1528 <text:s/>stat file3</text:p>
      <text:p text:style-name="P14"><text:s/>1529 <text:s/>touch -r file1 file2</text:p>
      <text:p text:style-name="P14"><text:s/>1530 <text:s/>stat file2</text:p>
      <text:p text:style-name="P14"><text:s/>1531 <text:s/>touch -t 2016-01-25 03:53:00.223232 file2</text:p>
      <text:p text:style-name="P14"><text:s/>1532 <text:s/>touch -t 20160125 03:53:00.223232 file2</text:p>
      <text:p text:style-name="P14"><text:s/>1533* touch -t 20160525 03:53:00.223232 file2</text:p>
      <text:p text:style-name="P14"><text:s/>1534 <text:s/>touch -t 20160125035300.223232 file2</text:p>
      <text:p text:style-name="P14"><text:s/>1535 <text:s/>touch -t 201601250353.22 file2</text:p>
      <text:p text:style-name="P14"><text:s/>1536 <text:s/>stat file2</text:p>
      <text:p text:style-name="P14"><text:s/>1537 <text:s/>touch -c <text:s/>file4</text:p>
      <text:p text:style-name="P14"><text:s/>1538 <text:s/>ls</text:p>
      <text:p text:style-name="P14"><text:s/>1539 <text:s/>touch -c file3</text:p>
      <text:p text:style-name="P14"><text:s/>1540 <text:s/>ls</text:p>
      <text:p text:style-name="P14"><text:s/>1541 <text:s/>rm file3</text:p>
      <text:p text:style-name="P14"><text:s/>1542 <text:s/>ls</text:p>
      <text:p text:style-name="P14"><text:s/>1543 <text:s/>rm *.jpeg</text:p>
      <text:p text:style-name="P14"><text:s/>1544 <text:s/>ls</text:p>
      <text:p text:style-name="P14"><text:s/>1545 <text:s/>cd</text:p>
      <text:p text:style-name="P14"><text:s/>1546 <text:s/>rm Desktop/dir1</text:p>
      <text:p text:style-name="P14"><text:soft-page-break/><text:s/>1547 <text:s/>cd Desktop/</text:p>
      <text:p text:style-name="P14"><text:s/>1548 <text:s/>cd dir1</text:p>
      <text:p text:style-name="P14"><text:s/>1549 <text:s/>cd </text:p>
      <text:p text:style-name="P14"><text:s/>1550 <text:s/>cd Desktop/</text:p>
      <text:p text:style-name="P14"><text:s/>1551 <text:s/>ls dir1/</text:p>
      <text:p text:style-name="P14"><text:s/>1552 <text:s/>rm dir1/file2</text:p>
      <text:p text:style-name="P14"><text:s/>1553 <text:s/>ls</text:p>
      <text:p text:style-name="P14"><text:s/>1554 <text:s/>ls dir1/</text:p>
      <text:p text:style-name="P14"><text:s/>1555 <text:s/>rm dir2/</text:p>
      <text:p text:style-name="P14"><text:s/>1556 <text:s/>rm -r dir2/</text:p>
      <text:p text:style-name="P14"><text:s/>1557 <text:s/>ls</text:p>
      <text:p text:style-name="P14"><text:s/>1558 <text:s/>ls dir1/</text:p>
      <text:p text:style-name="P14"><text:s/>1559 <text:s/>cd dir1/</text:p>
      <text:p text:style-name="P14"><text:s/>1560 <text:s/>touch file1 file2</text:p>
      <text:p text:style-name="P14"><text:s/>1561 <text:s/>ls</text:p>
      <text:p text:style-name="P14"><text:s/>1562 <text:s/>rm -i file1</text:p>
      <text:p text:style-name="P14"><text:s/>1563 <text:s/>ls</text:p>
      <text:p text:style-name="P14"><text:s/>1564 <text:s/>cd ..</text:p>
      <text:p text:style-name="P14"><text:s/>1565 <text:s/>rm -ri file2</text:p>
      <text:p text:style-name="P14"><text:s/>1566 <text:s/>rm -ri dir1/</text:p>
      <text:p text:style-name="P14"><text:s/>1567 <text:s/>ls</text:p>
      <text:p text:style-name="P12"><text:s/>1568 <text:s/>history</text:p>
      <text:p text:style-name="P13">1569 <text:s/>cd Training/</text:p>
      <text:p text:style-name="P13"><text:s/>1570 <text:s/>giit add .</text:p>
      <text:p text:style-name="P13"><text:s/>1571 <text:s/>git commit -m"Linux Commands"</text:p>
      <text:p text:style-name="P13"><text:s/>1572 <text:s/>giit add .</text:p>
      <text:p text:style-name="P13"><text:s/>1573 <text:s/>git commit -m"Linux Commands"</text:p>
      <text:p text:style-name="P13"><text:s/>1574 <text:s/>git push origin master</text:p>
      <text:p text:style-name="P13"><text:s/>1575 <text:s/>cd Linux/</text:p>
      <text:p text:style-name="P13"><text:s/>1576 <text:s/>cd ..</text:p>
      <text:p text:style-name="P13"><text:s/>1577 <text:s/>git init Linux</text:p>
      <text:p text:style-name="P13"><text:s/>1578 <text:s/>git add .</text:p>
      <text:p text:style-name="P13"><text:s/>1579 <text:s/>git commit -m"Linux Commands"</text:p>
      <text:p text:style-name="P13"><text:s/>1580 <text:s/>git push origin master</text:p>
      <text:p text:style-name="P13"><text:s/>1581 <text:s/>ls */</text:p>
      <text:p text:style-name="P13"><text:s/>1582 <text:s/>ls *</text:p>
      <text:p text:style-name="P13"><text:s/>1583 <text:s/>ls -d */</text:p>
      <text:p text:style-name="P13"><text:s/>1584 <text:s/>ls -d *</text:p>
      <text:p text:style-name="P13"><text:s/>1585 <text:s/>ls -p</text:p>
      <text:p text:style-name="P13"><text:s/>1586 <text:s/>ls -r</text:p>
      <text:p text:style-name="P13"><text:s/>1587 <text:s/>ls -R</text:p>
      <text:p text:style-name="P13"><text:s/>1588 <text:s/>cd Training/HTML/</text:p>
      <text:p text:style-name="P13"><text:s/>1589 <text:s/>ls -lX</text:p>
      <text:p text:style-name="P13"><text:s/>1590 <text:s/>ls <text:s/>-lt</text:p>
      <text:p text:style-name="P13"><text:s/>1591 <text:s/>ls ~</text:p>
      <text:p text:style-name="P13"><text:s/>1592 <text:s/>ls /</text:p>
      <text:p text:style-name="P13"><text:s/>1593 <text:s/>file *</text:p>
      <text:p text:style-name="P13"><text:s/>1594 <text:s/>file -s yahoo.jpeg</text:p>
      <text:p text:style-name="P13"><text:s/>1595 <text:s/>cd</text:p>
      <text:p text:style-name="P13"><text:s/>1596 <text:s/>cd dir1</text:p>
      <text:p text:style-name="P13"><text:s/>1597 <text:s/>cd Desktop/dir1/</text:p>
      <text:p text:style-name="P13"><text:s/>1598 <text:s/>ls</text:p>
      <text:p text:style-name="P13"><text:soft-page-break/><text:s/>1599 <text:s/>rm *.html</text:p>
      <text:p text:style-name="P13"><text:s/>1600 <text:s/>ls</text:p>
      <text:p text:style-name="P13"><text:s/>1601 <text:s/>mkdir -p dir2/dir3</text:p>
      <text:p text:style-name="P13"><text:s/>1602 <text:s/>ls</text:p>
      <text:p text:style-name="P13"><text:s/>1603 <text:s/>cd dir2/</text:p>
      <text:p text:style-name="P13"><text:s/>1604 <text:s/>ls</text:p>
      <text:p text:style-name="P13"><text:s/>1605 <text:s/>cd ..</text:p>
      <text:p text:style-name="P13"><text:s/>1606 <text:s/>rm -r dir1/dir2/dir3/</text:p>
      <text:p text:style-name="P13"><text:s/>1607 <text:s/>ls</text:p>
      <text:p text:style-name="P13"><text:s/>1608 <text:s/>cd dir1/</text:p>
      <text:p text:style-name="P13"><text:s/>1609 <text:s/>ls</text:p>
      <text:p text:style-name="P13"><text:s/>1610 <text:s/>cd dir2/</text:p>
      <text:p text:style-name="P13"><text:s/>1611 <text:s/>ls</text:p>
      <text:p text:style-name="P13"><text:s/>1612 <text:s/>cd ..</text:p>
      <text:p text:style-name="P13"><text:s/>1613 <text:s/>rm -r dir1/dir2</text:p>
      <text:p text:style-name="P13"><text:s/>1614 <text:s/>ls</text:p>
      <text:p text:style-name="P13"><text:s/>1615 <text:s/>cd dir1/</text:p>
      <text:p text:style-name="P13"><text:s/>1616 <text:s/>mkdir -p dir2/dir3/dir4</text:p>
      <text:p text:style-name="P13"><text:s/>1617 <text:s/>rmdir -p dir2/dir3/dir4/</text:p>
      <text:p text:style-name="P13"><text:s/>1618 <text:s/>ls</text:p>
      <text:p text:style-name="P13"><text:s/>1619 <text:s/>touch file1</text:p>
      <text:p text:style-name="P13"><text:s/>1620 <text:s/>cp file1 file2</text:p>
      <text:p text:style-name="P13"><text:s/>1621 <text:s/>cp file1 ~/Desktop/ file3</text:p>
      <text:p text:style-name="P13"><text:s/>1622 <text:s/>cp file1 ~/Desktop/ </text:p>
      <text:p text:style-name="P13"><text:s/>1623 <text:s/>ls ~/Desktop/</text:p>
      <text:p text:style-name="P13"><text:s/>1624 <text:s/>ls</text:p>
      <text:p text:style-name="P13"><text:s/>1625 <text:s/>cd</text:p>
      <text:p text:style-name="P13"><text:s/>1626 <text:s/>cd Desktop/</text:p>
      <text:p text:style-name="P13"><text:s/>1627 <text:s/>rm file1</text:p>
      <text:p text:style-name="P13"><text:s/>1628 <text:s/>ls</text:p>
      <text:p text:style-name="P13"><text:s/>1629 <text:s/>cd dir1/</text:p>
      <text:p text:style-name="P13"><text:s/>1630 <text:s/>ls</text:p>
      <text:p text:style-name="P13"><text:s/>1631 <text:s/>cp file1 file2 ~/Desktop/</text:p>
      <text:p text:style-name="P13"><text:s/>1632 <text:s/>ls</text:p>
      <text:p text:style-name="P13"><text:s/>1633 <text:s/>touch file3</text:p>
      <text:p text:style-name="P13"><text:s/>1634 <text:s/>touch file4</text:p>
      <text:p text:style-name="P13"><text:s/>1635 <text:s/>cd</text:p>
      <text:p text:style-name="P13"><text:s/>1636 <text:s/>cd Desktop/dir1/</text:p>
      <text:p text:style-name="P13"><text:s/>1637 <text:s/>cd ..</text:p>
      <text:p text:style-name="P13"><text:s/>1638 <text:s/>rm *.txt</text:p>
      <text:p text:style-name="P13"><text:s/>1639 <text:s/>ls -lh</text:p>
      <text:p text:style-name="P13"><text:s/>1640 <text:s/>file</text:p>
      <text:p text:style-name="P13"><text:s/>1641 <text:s/>file -c</text:p>
      <text:p text:style-name="P13"><text:s/>1642 <text:s/>file -c type</text:p>
      <text:p text:style-name="P13"><text:s/>1643 <text:s/>file type file2</text:p>
      <text:p text:style-name="P13"><text:s/>1644 <text:s/>file -c file2</text:p>
      <text:p text:style-name="P13"><text:s/>1645 <text:s/>ls</text:p>
      <text:p text:style-name="P13"><text:s/>1646 <text:s/>file *</text:p>
      <text:p text:style-name="P13"><text:s/>1647 <text:s/>rm *.text</text:p>
      <text:p text:style-name="P13"><text:s/>1648 <text:s/>rm *.ASCII text</text:p>
      <text:p text:style-name="P13"><text:s/>1649 <text:s/>rm *.ASCIItext</text:p>
      <text:p text:style-name="P13"><text:s/>1650 <text:s/>ls</text:p>
      <text:p text:style-name="P13"><text:soft-page-break/><text:s/>1651 <text:s/>rm file1</text:p>
      <text:p text:style-name="P13"><text:s/>1652 <text:s/>rm file2</text:p>
      <text:p text:style-name="P13"><text:s/>1653 <text:s/>cd <text:s/>dir1/</text:p>
      <text:p text:style-name="P13"><text:s/>1654 <text:s/>ls</text:p>
      <text:p text:style-name="P13"><text:s/>1655 <text:s/>cp file1 file2 file3 file4 ~/</text:p>
      <text:p text:style-name="P13"><text:s/>1656 <text:s/>cp file1 file2 file3 file4 ~/Database/</text:p>
      <text:p text:style-name="P13"><text:s/>1657 <text:s/>cd ~/Database/</text:p>
      <text:p text:style-name="P13"><text:s/>1658 <text:s/>ls</text:p>
      <text:p text:style-name="P13"><text:s/>1659 <text:s/>cd ~/Desktop/dir1/</text:p>
      <text:p text:style-name="P13"><text:s/>1660 <text:s/>cd ..</text:p>
      <text:p text:style-name="P13"><text:s/>1661 <text:s/>mkdir -p dir2/dir2.2/dir2.2.2</text:p>
      <text:p text:style-name="P13"><text:s/>1662 <text:s/>cp dir1 dir2/dir2.2/dir2.2.2/</text:p>
      <text:p text:style-name="P13"><text:s/>1663 <text:s/>cp -r dir1 dir2/dir2.2/dir2.2.2/</text:p>
      <text:p text:style-name="P13"><text:s/>1664 <text:s/>cd dir2/dir2.2/dir2.2.2/</text:p>
      <text:p text:style-name="P13"><text:s/>1665 <text:s/>ls</text:p>
      <text:p text:style-name="P13"><text:s/>1666 <text:s/>cd dir1/</text:p>
      <text:p text:style-name="P13"><text:s/>1667 <text:s/>ls</text:p>
      <text:p text:style-name="P13"><text:s/>1668 <text:s/>cd ..</text:p>
      <text:p text:style-name="P13"><text:s/>1669 <text:s/>cp dir2/dir2.2/dir2.2.2/dir1/ ~/Documents/</text:p>
      <text:p text:style-name="P13"><text:s/>1670 <text:s/>cp -r dir2/dir2.2/dir2.2.2/dir1/ ~/Documents/</text:p>
      <text:p text:style-name="P13"><text:s/>1671 <text:s/>cd ~/Documents/</text:p>
      <text:p text:style-name="P13"><text:s/>1672 <text:s/>ls</text:p>
      <text:p text:style-name="P13"><text:s/>1673 <text:s/>cd dir1/</text:p>
      <text:p text:style-name="P13"><text:s/>1674 <text:s/>ls</text:p>
      <text:p text:style-name="P13"><text:s/>1675 <text:s/>cd ..</text:p>
      <text:p text:style-name="P13"><text:s/>1676 <text:s/>ls</text:p>
      <text:p text:style-name="P13"><text:s/>1677 <text:s/>mkdir dir2</text:p>
      <text:p text:style-name="P13"><text:s/>1678 <text:s/>cp -r dir1/* dir2/</text:p>
      <text:p text:style-name="P13"><text:s/>1679 <text:s/>ls dir2/</text:p>
      <text:p text:style-name="P13"><text:s/>1680 <text:s/>cd </text:p>
      <text:p text:style-name="P13"><text:s/>1681 <text:s/>cd Documents/</text:p>
      <text:p text:style-name="P13"><text:s/>1682 <text:s/>ls</text:p>
      <text:p text:style-name="P13"><text:s/>1683 <text:s/>rm -p dir1</text:p>
      <text:p text:style-name="P13"><text:s/>1684 <text:s/>rm -r dir1</text:p>
      <text:p text:style-name="P13"><text:s/>1685 <text:s/>ls</text:p>
      <text:p text:style-name="P13"><text:s/>1686 <text:s/>rm -r dir2/</text:p>
      <text:p text:style-name="P13"><text:s/>1687 <text:s/>ls</text:p>
      <text:p text:style-name="P13"><text:s/>1688 <text:s/>cd ~/Desktop/</text:p>
      <text:p text:style-name="P13"><text:s/>1689 <text:s/>ls</text:p>
      <text:p text:style-name="P13"><text:s/>1690 <text:s/>ls dir1/</text:p>
      <text:p text:style-name="P13"><text:s/>1691 <text:s/>cp --backup dir1/* ~/Documents/</text:p>
      <text:p text:style-name="P13"><text:s/>1692 <text:s/>cd ~/Documents/</text:p>
      <text:p text:style-name="P13"><text:s/>1693 <text:s/>ls</text:p>
      <text:p text:style-name="P13"><text:s/>1694 <text:s/>ls /</text:p>
      <text:p text:style-name="P13"><text:s/>1695 <text:s/>ls /home/</text:p>
      <text:p text:style-name="P13"><text:s/>1696 <text:s/>ls /home/himanshu/</text:p>
      <text:p text:style-name="P13"><text:s/>1697 <text:s/>rm file1</text:p>
      <text:p text:style-name="P13"><text:s/>1698 <text:s/>rm *</text:p>
      <text:p text:style-name="P13"><text:s/>1699 <text:s/>ls</text:p>
      <text:p text:style-name="P13"><text:s/>1700 <text:s/>cd ~/Desktop/</text:p>
      <text:p text:style-name="P13"><text:s/>1701 <text:s/>ls</text:p>
      <text:p text:style-name="P13"><text:s/>1702 <text:s/>rm -r dir2</text:p>
      <text:p text:style-name="P13"><text:soft-page-break/><text:s/>1703 <text:s/>ls</text:p>
      <text:p text:style-name="P13"><text:s/>1704 <text:s/>cp -i dir1/* dir2/</text:p>
      <text:p text:style-name="P13"><text:s/>1705 <text:s/>mkdir dir2</text:p>
      <text:p text:style-name="P13"><text:s/>1706 <text:s/>cp -i dir1/* dir2</text:p>
      <text:p text:style-name="P13"><text:s/>1707 <text:s/>cd dir2</text:p>
      <text:p text:style-name="P13"><text:s/>1708 <text:s/>ls</text:p>
      <text:p text:style-name="P13"><text:s/>1709 <text:s/>rm *</text:p>
      <text:p text:style-name="P13"><text:s/>1710 <text:s/>ls</text:p>
      <text:p text:style-name="P13"><text:s/>1711 <text:s/>cp -u -v ~/Desktop/dir1/* ~/Desktop/dir2/</text:p>
      <text:p text:style-name="P13"><text:s/>1712 <text:s/>ls</text:p>
      <text:p text:style-name="P13"><text:s/>1713 <text:s/>ls -l ~/Desktop/dir1/file1</text:p>
      <text:p text:style-name="P13"><text:s/>1714 <text:s/>ls -l ~/Desktop/dir2/file1</text:p>
      <text:p text:style-name="P13"><text:s/>1715 <text:s/>mkdir ~/Desktop/dir3</text:p>
      <text:p text:style-name="P13"><text:s/>1716 <text:s/>ls ~/Desktop/</text:p>
      <text:p text:style-name="P13"><text:s/>1717 <text:s/>mkdir ~/Desktop/dir4</text:p>
      <text:p text:style-name="P13"><text:s/>1718 <text:s/>ls ~/Desktop/</text:p>
      <text:p text:style-name="P13"><text:s/>1719 <text:s/>ls</text:p>
      <text:p text:style-name="P13"><text:s/>1720 <text:s/>mv file1 ~/Desktop/dir3</text:p>
      <text:p text:style-name="P13"><text:s/>1721 <text:s/>ls ~/Desktop/dir3</text:p>
      <text:p text:style-name="P13"><text:s/>1722 <text:s/>mv ~/Desktop/dir3/file1 newfile</text:p>
      <text:p text:style-name="P13"><text:s/>1723 <text:s/>ls ~/Desktop/dir3/</text:p>
      <text:p text:style-name="P13"><text:s/>1724 <text:s/>cd ..</text:p>
      <text:p text:style-name="P13"><text:s/>1725 <text:s/>cd dir3 </text:p>
      <text:p text:style-name="P13"><text:s/>1726 <text:s/>ls</text:p>
      <text:p text:style-name="P13"><text:s/>1727 <text:s/>ls -i</text:p>
      <text:p text:style-name="P13"><text:s/>1728 <text:s/>cd ..</text:p>
      <text:p text:style-name="P13"><text:s/>1729 <text:s/>cd dir1 </text:p>
      <text:p text:style-name="P13"><text:s/>1730 <text:s/>ls</text:p>
      <text:p text:style-name="P13"><text:s/>1731 <text:s/>ls -i</text:p>
      <text:p text:style-name="P13"><text:s/>1732 <text:s/>cd ~/Desktop/dir2</text:p>
      <text:p text:style-name="P13"><text:s/>1733 <text:s/>ls</text:p>
      <text:p text:style-name="P13"><text:s/>1734 <text:s/>mv <text:s/>newfile <text:s/>file1</text:p>
      <text:p text:style-name="P13"><text:s/>1735 <text:s/>ls</text:p>
      <text:p text:style-name="P13"><text:s/>1736 <text:s/>cd ..</text:p>
      <text:p text:style-name="P13"><text:s/>1737 <text:s/>mv dir2/file1 dir3/</text:p>
      <text:p text:style-name="P13"><text:s/>1738 <text:s/>ls dir3</text:p>
      <text:p text:style-name="P13"><text:s/>1739 <text:s/>ls dir2</text:p>
      <text:p text:style-name="P13"><text:s/>1740 <text:s/>ls dir1</text:p>
      <text:p text:style-name="P13"><text:s/>1741 <text:s/>mv dir1/* dir4</text:p>
      <text:p text:style-name="P13"><text:s/>1742 <text:s/>ls dir4</text:p>
      <text:p text:style-name="P13"><text:s/>1743 <text:s/>ls dir1</text:p>
      <text:p text:style-name="P13"><text:s/>1744 <text:s/>ls dir2/</text:p>
      <text:p text:style-name="P13"><text:s/>1745 <text:s/>mv -i dir2/* dir4</text:p>
      <text:p text:style-name="P13"><text:s/>1746 <text:s/>mkdir dir1/dir1.1/dir1.1.1</text:p>
      <text:p text:style-name="P13"><text:s/>1747 <text:s/>mkdir -r dir1/dir1.1/dir1.1.1</text:p>
      <text:p text:style-name="P13"><text:s/>1748 <text:s/>mkdir -p dir1/dir1.1/dir1.1.1</text:p>
      <text:p text:style-name="P13"><text:s/>1749 <text:s/>ls dir1/</text:p>
      <text:p text:style-name="P13"><text:s/>1750 <text:s/>ls dir1/dir1.1/</text:p>
      <text:p text:style-name="P13"><text:s/>1751 <text:s/>ls dir1/dir1.1/dir1.1.1/</text:p>
      <text:p text:style-name="P13"><text:s/>1752 <text:s/>mv dir1 dir3</text:p>
      <text:p text:style-name="P13"><text:s/>1753 <text:s/>ls</text:p>
      <text:p text:style-name="P13"><text:s/>1754 <text:s/>ls dir3</text:p>
      <text:p text:style-name="P13"><text:soft-page-break/><text:s/>1755 <text:s/>ls dir4</text:p>
      <text:p text:style-name="P13"><text:s/>1756 <text:s/>ls dir2</text:p>
      <text:p text:style-name="P13"><text:s/>1757 <text:s/>cp dir4/* dir2</text:p>
      <text:p text:style-name="P13"><text:s/>1758 <text:s/>ls dir2/</text:p>
      <text:p text:style-name="P13"><text:s/>1759 <text:s/>rm dir2/file3</text:p>
      <text:p text:style-name="P13"><text:s/>1760 <text:s/>ls</text:p>
      <text:p text:style-name="P13"><text:s/>1761 <text:s/>mv --suffix dir2/* dir4</text:p>
      <text:p text:style-name="P13"><text:s/>1762 <text:s/>ls dir2</text:p>
      <text:p text:style-name="P13"><text:s/>1763 <text:s/>ls dir4</text:p>
      <text:p text:style-name="P13"><text:s/>1764 <text:s/>rmm -r dir3/dir1/</text:p>
      <text:p text:style-name="P13"><text:s/>1765 <text:s/>rm -r dir3/dir1/</text:p>
      <text:p text:style-name="P13"><text:s/>1766 <text:s/>ls dir3/</text:p>
      <text:p text:style-name="P13"><text:s/>1767 <text:s/>ls dir2/</text:p>
      <text:p text:style-name="P13"><text:s/>1768 <text:s/>ls dir3/</text:p>
      <text:p text:style-name="P13"><text:s/>1769 <text:s/>ls dir4/</text:p>
      <text:p text:style-name="P13"><text:s/>1770 <text:s/>mv -u -v dir4/* dir2/ <text:s/></text:p>
      <text:p text:style-name="P13"><text:s/>1771 <text:s/>ls dir2.</text:p>
      <text:p text:style-name="P13"><text:s/>1772 <text:s/>ls dir2/</text:p>
      <text:p text:style-name="P13"><text:s/>1773 <text:s/>ls dir3/</text:p>
      <text:p text:style-name="P13"><text:s/>1774 <text:s/>rename 'dir3/file1' file</text:p>
      <text:p text:style-name="P13"><text:s/>1775 <text:s/>cd dir3</text:p>
      <text:p text:style-name="P13"><text:s/>1776 <text:s/>ls</text:p>
      <text:p text:style-name="P13"><text:s/>1777 <text:s/>rename file1 file</text:p>
      <text:p text:style-name="P13"><text:s/>1778 <text:s/>rename file1 file2</text:p>
      <text:p text:style-name="P13"><text:s/>1779* rename 'file</text:p>
      <text:p text:style-name="P13"><text:s/>1780 <text:s/>rename -f file1 file2</text:p>
      <text:p text:style-name="P13"><text:s/>1781 <text:s/>rename -f 'file1' file2</text:p>
      <text:p text:style-name="P13"><text:s/>1782 <text:s/>mv file1 file</text:p>
      <text:p text:style-name="P13"><text:s/>1783 <text:s/>ls</text:p>
      <text:p text:style-name="P13"><text:s/>1784 <text:s/>mv file newfile</text:p>
      <text:p text:style-name="P13"><text:s/>1785 <text:s/>ls</text:p>
      <text:p text:style-name="P13"><text:s/>1786 <text:s/>man -aw</text:p>
      <text:p text:style-name="P13"><text:s/>1787 <text:s/>man -a</text:p>
      <text:p text:style-name="P13"><text:s/>1788 <text:s/>man ls</text:p>
      <text:p text:style-name="P13"><text:s/>1789 <text:s/>man passwd</text:p>
      <text:p text:style-name="P13"><text:s/>1790 <text:s/>man 2 passwd</text:p>
      <text:p text:style-name="P13"><text:s/>1791 <text:s/>man -a ls</text:p>
      <text:p text:style-name="P13"><text:s/>1792 <text:s/>man ls</text:p>
      <text:p text:style-name="P13"><text:s/>1793 <text:s/>man -a chmode</text:p>
      <text:p text:style-name="P13"><text:s/>1794 <text:s/>man -a chmod</text:p>
      <text:p text:style-name="P13"><text:s/>1795 <text:s/>man -aw chmod</text:p>
      <text:p text:style-name="P13"><text:s/>1796 <text:s/>man -f chmod</text:p>
      <text:p text:style-name="P13"><text:s/>1797 <text:s/>man 2 chmod</text:p>
      <text:p text:style-name="P13"><text:s/>1798 <text:s/>man -k chmod</text:p>
      <text:p text:style-name="P13"><text:s/>1799 <text:s/>man -m chmod</text:p>
      <text:p text:style-name="P13"><text:s/>1800 <text:s/>whereis chmod</text:p>
      <text:p text:style-name="P13"><text:s/>1801 <text:s/>whereis -m chmod</text:p>
      <text:p text:style-name="P13"><text:s/>1802 <text:s/>whereis ls</text:p>
      <text:p text:style-name="P13"><text:s/>1803 <text:s/>whereis -m ls</text:p>
      <text:p text:style-name="P13"><text:s/>1804 <text:s/>ls</text:p>
      <text:p text:style-name="P13"><text:s/>1805 <text:s/>ls dir4/</text:p>
      <text:p text:style-name="P13"><text:s/>1806 <text:s/>cd ..</text:p>
      <text:p text:style-name="P13"><text:soft-page-break/><text:s/>1807 <text:s/>ls dir4/</text:p>
      <text:p text:style-name="P13"><text:s/>1808 <text:s/>cd dir4</text:p>
      <text:p text:style-name="P13"><text:s/>1809 <text:s/>head testfile</text:p>
      <text:p text:style-name="P13"><text:s/>1810 <text:s/>ls</text:p>
      <text:p text:style-name="P13"><text:s/>1811 <text:s/>head testfile newfile</text:p>
      <text:p text:style-name="P13"><text:s/>1812 <text:s/>head -12 newfile</text:p>
      <text:p text:style-name="P13"><text:s/>1813 <text:s/>head -12 testfile</text:p>
      <text:p text:style-name="P13"><text:s/>1814 <text:s/>head -5 testfile</text:p>
      <text:p text:style-name="P13"><text:s/>1815 <text:s/>head -c testfile</text:p>
      <text:p text:style-name="P13"><text:s/>1816 <text:s/>head -c 20 testfile</text:p>
      <text:p text:style-name="P13"><text:s/>1817 <text:s/>head -c 40 testfile</text:p>
      <text:p text:style-name="P13"><text:s/>1818 <text:s/>head -c 40 k testfile</text:p>
      <text:p text:style-name="P13"><text:s/>1819 <text:s/>head -c 40k testfile</text:p>
      <text:p text:style-name="P13"><text:s/>1820 <text:s/>head -c 20k testfile</text:p>
      <text:p text:style-name="P13"><text:s/>1821 <text:s/>tail testfile</text:p>
      <text:p text:style-name="P13"><text:s/>1822 <text:s/>tail testfile newfile</text:p>
      <text:p text:style-name="P13"><text:s/>1823 <text:s/>cat testfile</text:p>
      <text:p text:style-name="P13"><text:s/>1824 <text:s/>man -m cat</text:p>
      <text:p text:style-name="P13"><text:s/>1825 <text:s/>man -f cat</text:p>
      <text:p text:style-name="P13"><text:s/>1826 <text:s/>man -k cat</text:p>
      <text:p text:style-name="P13"><text:s/>1827 <text:s/>man -f cat</text:p>
      <text:p text:style-name="P13"><text:s/>1828 <text:s/>cat testfile</text:p>
      <text:p text:style-name="P13"><text:s/>1829 <text:s/>ls ~/Desktop/dir2</text:p>
      <text:p text:style-name="P13"><text:s/>1830 <text:s/>ls ~/Desktop/dir3</text:p>
      <text:p text:style-name="P13"><text:s/>1831 <text:s/>ls ~/Desktop/dir4</text:p>
      <text:p text:style-name="P13"><text:s/>1832 <text:s/>rm ~/Desktop/dir3/*</text:p>
      <text:p text:style-name="P13"><text:s/>1833 <text:s/>ls ~/Desktop/dir3/</text:p>
      <text:p text:style-name="P13"><text:s/>1834 <text:s/>cd ~/Desktop/dir3</text:p>
      <text:p text:style-name="P13"><text:s/>1835 <text:s/>cat &gt; catfile</text:p>
      <text:p text:style-name="P13"><text:s/>1836 <text:s/>cat catfile</text:p>
      <text:p text:style-name="P13"><text:s/>1837 <text:s/>ls</text:p>
      <text:p text:style-name="P13"><text:s/>1838 <text:s/>cat catfile</text:p>
      <text:p text:style-name="P13"><text:s/>1839 <text:s/>cat &gt;&gt; catfile</text:p>
      <text:p text:style-name="P13"><text:s/>1840 <text:s/>cat catfile</text:p>
      <text:p text:style-name="P13"><text:s/>1841 <text:s/></text:p>
      <text:p text:style-name="P13"><text:s/>1842 <text:s/>cat &gt;&gt; catfile</text:p>
      <text:p text:style-name="P13"><text:s/>1843 <text:s/>cat catfile</text:p>
      <text:p text:style-name="P13"><text:s/>1844 <text:s/>cat catfile newcatfile</text:p>
      <text:p text:style-name="P13"><text:s/>1845 <text:s/>cat catfile&gt;newcatfile</text:p>
      <text:p text:style-name="P13"><text:s/>1846 <text:s/>ls</text:p>
      <text:p text:style-name="P13"><text:s/>1847 <text:s/>cat newcatfile</text:p>
      <text:p text:style-name="P13"><text:s/>1848 <text:s/>cat &gt;&gt; newcatfile</text:p>
      <text:p text:style-name="P13"><text:s/>1849 <text:s/>cat newcatfile</text:p>
      <text:p text:style-name="P13"><text:s/>1850 <text:s/>cat catfile newcatfile &gt; file</text:p>
      <text:p text:style-name="P13"><text:s/>1851 <text:s/>ls</text:p>
      <text:p text:style-name="P13"><text:s/>1852 <text:s/>cat file</text:p>
      <text:p text:style-name="P13"><text:s/>1853 <text:s/>cat - file catfile newcatfile &gt; file1</text:p>
      <text:p text:style-name="P13"><text:s/>1854 <text:s/>cat file1</text:p>
      <text:p text:style-name="P13"><text:s/>1855 <text:s/>cat -n file</text:p>
      <text:p text:style-name="P13"><text:s/>1856 <text:s/>cat -b file1</text:p>
      <text:p text:style-name="P13"><text:s/>1857 <text:s/>cat -e file1</text:p>
      <text:p text:style-name="P13"><text:s/>1858 <text:s/>cat &gt; file2 &lt;&lt;EOF</text:p>
      <text:p text:style-name="P13"><text:soft-page-break/>This is test file for "EOF"</text:p>
      <text:p text:style-name="P13">eof</text:p>
      <text:p text:style-name="P13"/>
      <text:p text:style-name="P13">EOF</text:p>
      <text:p text:style-name="P13"/>
      <text:p text:style-name="P13"><text:s/>1859 <text:s/>cat file2</text:p>
      <text:p text:style-name="P13"><text:s/>1860 <text:s/>cat &gt; file3 &lt;&lt;quit</text:p>
      <text:p text:style-name="P13">This is a test file for EOF</text:p>
      <text:p text:style-name="P13">quit</text:p>
      <text:p text:style-name="P13"/>
      <text:p text:style-name="P13"><text:s/>1861 <text:s/>cat file3</text:p>
      <text:p text:style-name="P13"><text:s/>1862 <text:s/>ls </text:p>
      <text:p text:style-name="P13"><text:s/>1863 <text:s/>cd ~/Desktop/dirdir4</text:p>
      <text:p text:style-name="P13"><text:s/>1864 <text:s/>cd ~/Desktop/dir4</text:p>
      <text:p text:style-name="P13"><text:s/>1865 <text:s/>ls</text:p>
      <text:p text:style-name="P13"><text:s/>1866 <text:s/>tac newfile</text:p>
      <text:p text:style-name="P13"><text:s/>1867 <text:s/>tac newfile --seprator "dollor"</text:p>
      <text:p text:style-name="P13"><text:s/>1868 <text:s/>tac newfile --separator "dollor"</text:p>
      <text:p text:style-name="P13"><text:s/>1869 <text:s/>tac newfile --separator "2"</text:p>
      <text:p text:style-name="P13"><text:s/>1870 <text:s/>tac newfile --separator "1"</text:p>
      <text:p text:style-name="P13"><text:s/>1871 <text:s/>tac newfile </text:p>
      <text:p text:style-name="P13"><text:s/>1872 <text:s/>cd ~/Desktop/dir3</text:p>
      <text:p text:style-name="P13"><text:s/>1873 <text:s/>ls</text:p>
      <text:p text:style-name="P13"><text:s/>1874 <text:s/>tac file1</text:p>
      <text:p text:style-name="P13"><text:s/>1875 <text:s/>cat file1</text:p>
      <text:p text:style-name="P13"><text:s/>1876 <text:s/>tac file1 --separator "file"</text:p>
      <text:p text:style-name="P13"><text:s/>1877 <text:s/>cat catfile file file1 file2 file3 newcatfile &gt; largefile</text:p>
      <text:p text:style-name="P13"><text:s/>1878 <text:s/>ls</text:p>
      <text:p text:style-name="P13"><text:s/>1879 <text:s/>cat largefile</text:p>
      <text:p text:style-name="P13"><text:s/>1880 <text:s/>cat largefile largefile largefile &gt; verlargefile</text:p>
      <text:p text:style-name="P13"><text:s/>1881 <text:s/>ls</text:p>
      <text:p text:style-name="P13"><text:s/>1882 <text:s/>cat verylargefile</text:p>
      <text:p text:style-name="P13"><text:s/>1883 <text:s/>cat verlargefile</text:p>
      <text:p text:style-name="P13"><text:s/>1884 <text:s/>more verlargefile</text:p>
      <text:p text:style-name="P13"><text:s/>1885 <text:s/>more -5 verlargefile</text:p>
      <text:p text:style-name="P13"><text:s/>1886 <text:s/>more -d verlargefile</text:p>
      <text:p text:style-name="P13"><text:s/>1887 <text:s/>clear</text:p>
      <text:p text:style-name="P13"><text:s/>1888 <text:s/>more -d verlargefile</text:p>
      <text:p text:style-name="P13"><text:s/>1889 <text:s/>clear</text:p>
      <text:p text:style-name="P13"><text:s/>1890 <text:s/>more -d "Samll File" verlargefile</text:p>
      <text:p text:style-name="P13"><text:s/>1891 <text:s/>more -d verlargefile "Small <text:s/>file"</text:p>
      <text:p text:style-name="P13"><text:s/>1892 <text:s/>more +5 verlargefile</text:p>
      <text:p text:style-name="P13"><text:s/>1893 <text:s/>ls</text:p>
      <text:p text:style-name="P13"><text:s/>1894 <text:s/>cd ~/Desktop/dir4</text:p>
      <text:p text:style-name="P13"><text:s/>1895 <text:s/>ls</text:p>
      <text:p text:style-name="P13"><text:s/>1896 <text:s/>more +5 newfile</text:p>
      <text:p text:style-name="P13"><text:s/>1897 <text:s/>more -s newfile</text:p>
      <text:p text:style-name="P13"><text:s/>1898 <text:s/>cd ~/Desktop/dir3</text:p>
      <text:p text:style-name="P13"><text:s/>1899 <text:s/>ls</text:p>
      <text:p text:style-name="P13"><text:s/>1900 <text:s/>more -s <text:s/>newcatfile</text:p>
      <text:p text:style-name="P13"><text:s/>1901 <text:s/>more +file newcatfile</text:p>
      <text:p text:style-name="P13"><text:s/>1902 <text:s/>more +/file newcatfile</text:p>
      <text:p text:style-name="P13"><text:soft-page-break/><text:s/>1903 <text:s/>cd ~/Desktop/dir4</text:p>
      <text:p text:style-name="P13"><text:s/>1904 <text:s/>ls</text:p>
      <text:p text:style-name="P13"><text:s/>1905 <text:s/>more -5 newfile</text:p>
      <text:p text:style-name="P13"><text:s/>1906 <text:s/>more + newfile</text:p>
      <text:p text:style-name="P13"><text:s/>1907 <text:s/>more +5 newfile</text:p>
      <text:p text:style-name="P13"><text:s/>1908 <text:s/>cd ~/Desktop/dir3</text:p>
      <text:p text:style-name="P13"><text:s/>1909 <text:s/>ls</text:p>
      <text:p text:style-name="P13"><text:s/>1910 <text:s/>less verlargefile</text:p>
      <text:p text:style-name="P13"><text:s/>1911 <text:s/>/add</text:p>
      <text:p text:style-name="P13"><text:s/>1912 <text:s/>less verlargefile</text:p>
      <text:p text:style-name="P13"><text:s/>1913 <text:s/>cd /</text:p>
      <text:p text:style-name="P13"><text:s/>1914 <text:s/>ls</text:p>
      <text:p text:style-name="P13"><text:s/>1915 <text:s/>cd bin/</text:p>
      <text:p text:style-name="P13"><text:s/>1916 <text:s/>ls</text:p>
      <text:p text:style-name="P13"><text:s/>1917 <text:s/>cat mkdir</text:p>
      <text:p text:style-name="P13"><text:s/>1918 <text:s/>clear</text:p>
      <text:p text:style-name="P13"><text:s/>1919 <text:s/>ls</text:p>
      <text:p text:style-name="P13"><text:s/>1920 <text:s/>ls /</text:p>
      <text:p text:style-name="P13"><text:s/>1921 <text:s/>ls -p</text:p>
      <text:p text:style-name="P13"><text:s/>1922 <text:s/>ls -d *</text:p>
      <text:p text:style-name="P13"><text:s/>1923 <text:s/>clear</text:p>
      <text:p text:style-name="P13"><text:s/>1924 <text:s/>ls /var</text:p>
      <text:p text:style-name="P13"><text:s/>1925 <text:s/>cd</text:p>
      <text:p text:style-name="P13"><text:s/>1926 <text:s/>mkdir ~/Desktop/first</text:p>
      <text:p text:style-name="P13"><text:s/>1927 <text:s/>cd ~/Desktop/first/</text:p>
      <text:p text:style-name="P13"><text:s/>1928 <text:s/>cat days</text:p>
      <text:p text:style-name="P13"><text:s/>1929 <text:s/>cat &gt; days</text:p>
      <text:p text:style-name="P13"><text:s/>1930 <text:s/>cat days</text:p>
      <text:p text:style-name="P13"><text:s/>1931 <text:s/>cat days |tac</text:p>
      <text:p text:style-name="P13"><text:s/>1932 <text:s/>cat days | tac |cat</text:p>
      <text:p text:style-name="P13"><text:s/>1933 <text:s/>cat days | tac | tac</text:p>
      <text:p text:style-name="P13"><text:s/>1934 <text:s/>cat &gt; weeks</text:p>
      <text:p text:style-name="P13"><text:s/>1935 <text:s/>cut -d- -f1 weeks</text:p>
      <text:p text:style-name="P13"><text:s/>1936 <text:s/>cut -d- -f2 weeks</text:p>
      <text:p text:style-name="P13"><text:s/>1937 <text:s/>cut -d- -f3 weeks</text:p>
      <text:p text:style-name="P13"><text:s/>1938 <text:s/>ls</text:p>
      <text:p text:style-name="P13"><text:s/>1939 <text:s/>cd ~/Desktop/dir2</text:p>
      <text:p text:style-name="P13"><text:s/>1940 <text:s/>ls</text:p>
      <text:p text:style-name="P13"><text:s/>1941 <text:s/>cd ..</text:p>
      <text:p text:style-name="P13"><text:s/>1942 <text:s/>cd dir3</text:p>
      <text:p text:style-name="P13"><text:s/>1943 <text:s/>ls</text:p>
      <text:p text:style-name="P13"><text:s/>1944 <text:s/>cut -d' '-f largefile</text:p>
      <text:p text:style-name="P13"><text:s/>1945 <text:s/>cut -d''-f largefile</text:p>
      <text:p text:style-name="P13"><text:s/>1946 <text:s/>cut -d''-f1 largefile</text:p>
      <text:p text:style-name="P13"><text:s/>1947 <text:s/>cd ~/Desktop/first</text:p>
      <text:p text:style-name="P13"><text:s/>1948 <text:s/>cat weeks | grep s</text:p>
      <text:p text:style-name="P13"><text:s/>1949 <text:s/>cat weeks | grep f</text:p>
      <text:p text:style-name="P13"><text:s/>1950 <text:s/>grep M days</text:p>
      <text:p text:style-name="P13"><text:s/>1951 <text:s/>grep -v M days</text:p>
      <text:p text:style-name="P13"><text:s/>1952 <text:s/>grep -v s days</text:p>
      <text:p text:style-name="P13"><text:s/>1953 <text:s/>ls</text:p>
      <text:p text:style-name="P13"><text:s/>1954 <text:s/>comm days weeks</text:p>
      <text:p text:style-name="P13"><text:soft-page-break/><text:s/>1955 <text:s/>cat &gt; day</text:p>
      <text:p text:style-name="P13"><text:s/>1956 <text:s/>cat &gt; week</text:p>
      <text:p text:style-name="P13"><text:s/>1957 <text:s/>comm day week</text:p>
      <text:p text:style-name="P13"><text:s/>1958 <text:s/>cat week |wednesday Wednesday</text:p>
      <text:p text:style-name="P13"><text:s/>1959 <text:s/>cat week |'s/wednesday/Wednesday/'</text:p>
      <text:p text:style-name="P13"><text:s/>1960 <text:s/>cat week</text:p>
      <text:p text:style-name="P13"><text:s/>1961 <text:s/>cat week | tee wek| tac</text:p>
      <text:p text:style-name="P13"><text:s/>1962 <text:s/>ls</text:p>
      <text:p text:style-name="P13"><text:s/>1963 <text:s/>cat wek</text:p>
      <text:p text:style-name="P13"><text:s/>1964 <text:s/>cat wek |tr 'dy' 'DY'</text:p>
      <text:p text:style-name="P13"><text:s/>1965 <text:s/>sort wek |uniq</text:p>
      <text:p text:style-name="P13"><text:s/>1966 <text:s/>cd ~/Desktop/dir3</text:p>
      <text:p text:style-name="P13"><text:s/>1967 <text:s/>ls</text:p>
      <text:p text:style-name="P13"><text:s/>1968 <text:s/>sort catfile |uniq</text:p>
      <text:p text:style-name="P13"><text:s/>1969 <text:s/>sort catfile |uniq -c</text:p>
      <text:p text:style-name="P13"><text:s/>1970 <text:s/>cd ~/Desktop/first/</text:p>
      <text:p text:style-name="P13"><text:s/>1971 <text:s/>ls</text:p>
      <text:p text:style-name="P13"><text:s/>1972 <text:s/>sort wek | uniq -v</text:p>
      <text:p text:style-name="P13"><text:s/>1973 <text:s/>sort wek | uniq -c</text:p>
      <text:p text:style-name="P13"><text:s/>1974 <text:s/>wd wek</text:p>
      <text:p text:style-name="P13"><text:s/>1975 <text:s/>wc wek</text:p>
      <text:p text:style-name="P13"><text:s/>1976 <text:s/>cat wek</text:p>
      <text:p text:style-name="P13"><text:s/>1977 <text:s/>ls</text:p>
      <text:p text:style-name="P13"><text:s/>1978 <text:s/>cat day</text:p>
      <text:p text:style-name="P13"><text:s/>1979 <text:s/>wc day</text:p>
      <text:p text:style-name="P13"><text:s/>1980 <text:s/>wc -l day</text:p>
      <text:p text:style-name="P13"><text:s/>1981 <text:s/>od -c day</text:p>
      <text:p text:style-name="P13"><text:s/>1982 <text:s/>od -t day</text:p>
      <text:p text:style-name="P13"><text:s/>1983 <text:s/>od -t x1 day</text:p>
      <text:p text:style-name="P13"><text:s/>1984 <text:s/>od -b dy</text:p>
      <text:p text:style-name="P13"><text:s/>1985 <text:s/>od -b day</text:p>
      <text:p text:style-name="P13"><text:s/>1986 <text:s/>ls</text:p>
      <text:p text:style-name="P13"><text:s/>1987 <text:s/>gzip</text:p>
      <text:p text:style-name="P13"><text:s/>1988 <text:s/>gzip day days week weeks wek</text:p>
      <text:p text:style-name="P13"><text:s/>1989 <text:s/>ls</text:p>
      <text:p text:style-name="P13"><text:s/>1990 <text:s/>cat day</text:p>
      <text:p text:style-name="P13"><text:s/>1991 <text:s/>cat day.gz</text:p>
      <text:p text:style-name="P13"><text:s/>1992 <text:s/>gzip day.gz days.gz week.gz wek.gz weeks.gz |gzip new</text:p>
      <text:p text:style-name="P13"><text:s/>1993 <text:s/>ls</text:p>
      <text:p text:style-name="P13"><text:s/>1994 <text:s/>cd ..</text:p>
      <text:p text:style-name="P13"><text:s/>1995 <text:s/>cd dir1</text:p>
      <text:p text:style-name="P13"><text:s/>1996 <text:s/>cd dir2</text:p>
      <text:p text:style-name="P13"><text:s/>1997 <text:s/>ls</text:p>
      <text:p text:style-name="P13"><text:s/>1998 <text:s/>cat &lt; file1</text:p>
      <text:p text:style-name="P13"><text:s/>1999 <text:s/>cat file1</text:p>
      <text:p text:style-name="P13"><text:s/>2000 <text:s/>ls</text:p>
      <text:p text:style-name="P13"><text:s/>2001 <text:s/>find .</text:p>
      <text:p text:style-name="P13"><text:s/>2002 <text:s/>find . -name</text:p>
      <text:p text:style-name="P13"><text:s/>2003 <text:s/>find . -name "*.html"</text:p>
      <text:p text:style-name="P13"><text:s/>2004 <text:s/>cd ~/Training/HTML/</text:p>
      <text:p text:style-name="P13"><text:s/>2005 <text:s/>find . -name "*html"</text:p>
      <text:p text:style-name="P13"><text:s/>2006 <text:s/>find .</text:p>
      <text:p text:style-name="P13"><text:soft-page-break/><text:s/>2007 <text:s/>cd </text:p>
      <text:p text:style-name="P13"><text:s/>2008 <text:s/>locate test.html</text:p>
      <text:p text:style-name="P13"><text:s/>2009 <text:s/>locate passwd</text:p>
      <text:p text:style-name="P13"><text:s/>2010 <text:s/>date</text:p>
      <text:p text:style-name="P13"><text:s/>2011 <text:s/>cal</text:p>
      <text:p text:style-name="P13"><text:s/>2012 <text:s/>cal july 2017</text:p>
      <text:p text:style-name="P13"><text:s/>2013 <text:s/>slee 10</text:p>
      <text:p text:style-name="P13"><text:s/>2014 <text:s/>sleep 10</text:p>
      <text:p text:style-name="P13"><text:s/>2015 <text:s/>time</text:p>
      <text:p text:style-name="P13"><text:s/>2016 <text:s/>time sleep 5</text:p>
      <text:p text:style-name="P13"><text:s/>2017 <text:s/>cd ~/Desktop/first/</text:p>
      <text:p text:style-name="P13"><text:s/>2018 <text:s/>ls</text:p>
      <text:p text:style-name="P13"><text:s/>2019 <text:s/>zcat <text:s/>day</text:p>
      <text:p text:style-name="P13"><text:s/>2020 <text:s/>zmore days</text:p>
      <text:p text:style-name="P13"><text:s/>2021 <text:s/>df</text:p>
      <text:p text:style-name="P13"><text:s/>2022 <text:s/>whoami</text:p>
      <text:p text:style-name="P13"><text:s/>2023 <text:s/>clear</text:p>
      <text:p text:style-name="P13"><text:s/>2024 <text:s/>who</text:p>
      <text:p text:style-name="P13"><text:s/>2025 <text:s/>root</text:p>
      <text:p text:style-name="P13"><text:s/>2026 <text:s/>su root</text:p>
      <text:p text:style-name="P13"><text:s/>2027 <text:s/>cd</text:p>
      <text:p text:style-name="P13"><text:s/>2028 <text:s/>useradd</text:p>
      <text:p text:style-name="P13"><text:s/>2029 <text:s/>useradd -m -d /home/katiyar -c "katiyar" katiyar</text:p>
      <text:p text:style-name="P13"><text:s/>2030 <text:s/>cd /etc/</text:p>
      <text:p text:style-name="P13"><text:s/>2031 <text:s/>ls</text:p>
      <text:p text:style-name="P13"><text:s/>2032 <text:s/>cat passwd</text:p>
      <text:p text:style-name="P13"><text:s/>2033 <text:s/>useradd</text:p>
      <text:p text:style-name="P13"><text:s/>2034 <text:s/>cd ..</text:p>
      <text:p text:style-name="P13"><text:s/>2035* useradd -m -d katiyar </text:p>
      <text:p text:style-name="P13"><text:s/>2036 <text:s/>useradd katiyar</text:p>
      <text:p text:style-name="P13"><text:s/>2037 <text:s/>su- root</text:p>
      <text:p text:style-name="P13"><text:s/>2038 <text:s/>su root</text:p>
      <text:p text:style-name="P13"><text:s/>2039 <text:s/>su Himanshu</text:p>
      <text:p text:style-name="P13"><text:s/>2040 <text:s/>cd</text:p>
      <text:p text:style-name="P13"><text:s/>2041 <text:s/>su Himanshu</text:p>
      <text:p text:style-name="P13"><text:s/>2042 <text:s/>useradd admin</text:p>
      <text:p text:style-name="P13"><text:s/>2043 <text:s/>cd /home/</text:p>
      <text:p text:style-name="P13"><text:s/>2044 <text:s/>user add admin</text:p>
      <text:p text:style-name="P13"><text:s/>2045 <text:s/>user-m -d add admin</text:p>
      <text:p text:style-name="P13"><text:s/>2046 <text:s/>useradd admin</text:p>
      <text:p text:style-name="P13"><text:s/>2047 <text:s/>use adduser admin</text:p>
      <text:p text:style-name="P13"><text:s/>2048 <text:s/>useradd <text:s/>-m -d /home/admin -s /bin/bash -G sudo admin</text:p>
      <text:p text:style-name="P13"><text:s/>2049 <text:s/>useradd <text:s/>-m -d /home/ad -s /bin/bash -G sudo ad</text:p>
      <text:p text:style-name="P13"><text:s/>2050 <text:s/>passwd</text:p>
      <text:p text:style-name="P13"><text:s/>2051 <text:s/>type <text:s/>pwd</text:p>
      <text:p text:style-name="P13"><text:s/>2052 <text:s/>type ls</text:p>
      <text:p text:style-name="P13"><text:s/>2053 <text:s/>echo loacl <text:s text:c="3"/>host <text:s text:c="3"/>is <text:s/>not <text:s text:c="10"/>available</text:p>
      <text:p text:style-name="P13"><text:s/>2054 <text:s/>echo "Text Check"</text:p>
      <text:p text:style-name="P13"><text:s/>2055 <text:s/>echo "Text Check"set -x</text:p>
      <text:p text:style-name="P13"><text:s/>2056 <text:s/>set -x</text:p>
      <text:p text:style-name="P13"><text:s/>2057 <text:s/>echo</text:p>
      <text:p text:style-name="P13"><text:s/>2058 <text:s/>set +x</text:p>
      <text:p text:style-name="P13"><text:soft-page-break/><text:s/>2059 <text:s/>echo local</text:p>
      <text:p text:style-name="P13"><text:s/>2060 <text:s/>history 10</text:p>
      <text:p text:style-name="P13"><text:s/>2061 <text:s/>histsize</text:p>
      <text:p text:style-name="P13"><text:s/>2062 <text:s/>$histsize</text:p>
      <text:p text:style-name="P13"><text:s/>2063 <text:s/>$HISTSIZE</text:p>
      <text:p text:style-name="P13"><text:s/>2064 <text:s/>$HISTFILE</text:p>
      <text:p text:style-name="P13"><text:s/>2065 <text:s/>npm install -g bower</text:p>
      <text:p text:style-name="P13"><text:s/>2066 <text:s/>i10</text:p>
      <text:p text:style-name="P13"><text:s/>2067 <text:s/>i2093</text:p>
      <text:p text:style-name="P13"><text:s/>2068 <text:s/>netstat</text:p>
      <text:p text:style-name="P13"><text:s/>2069 <text:s/>ip</text:p>
      <text:p text:style-name="P13"><text:s/>2070 <text:s/>ifconfig</text:p>
      <text:p text:style-name="P13"><text:s/>2071 <text:s/>traceroute</text:p>
      <text:p text:style-name="P13"><text:s/>2072 <text:s/>tracepath</text:p>
      <text:p text:style-name="P13"><text:s/>2073 <text:s/>nslookup</text:p>
      <text:p text:style-name="P13"><text:s/>2074 <text:s/>ifplugstatus</text:p>
      <text:p text:style-name="P13"><text:s/>2075 <text:s/>cd ~/Desktop/dir2</text:p>
      <text:p text:style-name="P13"><text:s/>2076 <text:s/>ls</text:p>
      <text:p text:style-name="P13"><text:s/>2077 <text:s/>vi newfile</text:p>
      <text:p text:style-name="P13"><text:s text:c="3"/>2078 <text:s/>histo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2:11:46.422793962</meta:creation-date>
    <meta:generator>LibreOffice/5.1.4.2$Linux_X86_64 LibreOffice_project/10m0$Build-2</meta:generator>
    <dc:date>2017-02-16T18:51:21.833990065</dc:date>
    <meta:editing-duration>PT5H23M23S</meta:editing-duration>
    <meta:editing-cycles>14</meta:editing-cycles>
    <meta:document-statistic meta:table-count="0" meta:image-count="0" meta:object-count="0" meta:page-count="36" meta:paragraph-count="1825" meta:word-count="6015" meta:character-count="35646" meta:non-whitespace-character-count="26686"/>
  </office:meta>
</office:document-meta>
</file>